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ext-properties style:text-underline-style="solid" style:text-underline-type="single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62479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2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quaçã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office:value-type="string" table:number-columns-spanned="1" table:number-rows-spanned="2" table:style-name="ce9">
            <text:p>i</text:p>
          </table:table-cell>
          <table:table-cell office:value-type="string" table:style-name="ce2">
            <text:p>Bissecti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2">
            <text:p>Secant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2">
            <text:p>Newt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3">
            <text:p>Halley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a=0; b=2</text:p>
          </table:table-cell>
          <table:table-cell office:value-type="string" table:style-name="ce4">
            <text:p>x*=</text:p>
          </table:table-cell>
          <table:table-cell office:value-type="float" office:value="0.73908513321516001" table:style-name="ce3">
            <text:p>0.7390851332151600</text:p>
          </table:table-cell>
          <table:table-cell office:value-type="string" table:style-name="ce2">
            <text:p>x0=0; x1=2</text:p>
          </table:table-cell>
          <table:table-cell office:value-type="string" table:style-name="ce4">
            <text:p>x*=</text:p>
          </table:table-cell>
          <table:table-cell office:value-type="float" office:value="0.73908513321516001" table:style-name="ce3">
            <text:p>0.7390851332151600</text:p>
          </table:table-cell>
          <table:table-cell office:value-type="string" table:style-name="ce2">
            <text:p>x0=1</text:p>
          </table:table-cell>
          <table:table-cell office:value-type="string" table:style-name="ce4">
            <text:p>x*=</text:p>
          </table:table-cell>
          <table:table-cell office:value-type="float" office:value="0.73908513321516001" table:style-name="ce3">
            <text:p>0.7390851332151600</text:p>
          </table:table-cell>
          <table:table-cell office:value-type="string" table:style-name="ce3">
            <text:p>x0=1</text:p>
          </table:table-cell>
          <table:table-cell office:value-type="string" table:style-name="ce4">
            <text:p>x*=</text:p>
          </table:table-cell>
          <table:table-cell office:value-type="float" office:value="0.73908513321516001" table:style-name="ce3">
            <text:p>0.7390851332151600</text:p>
          </table:table-cell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0" table:style-name="ce5">
            <text:p>0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0.5" table:style-name="ce5">
            <text:p>0.5000000000000000</text:p>
          </table:table-cell>
          <table:table-cell office:value-type="float" office:value="35.327179654052593" table:formula="of:=LOG10(ABS([.B5]-[.D$2])/ABS([.B4]-[.D$2]))/LOG10(ABS([.B4]-[.D$2])/ABS([.B3]-[.D$2]))" table:number-columns-spanned="2" table:number-rows-spanned="1" table:style-name="ce12">
            <text:p>35.3271796540526000</text:p>
          </table:table-cell>
          <table:covered-table-cell/>
          <table:table-cell office:value-type="float" office:value="2" table:style-name="ce5">
            <text:p>2.0000000000000000</text:p>
          </table:table-cell>
          <table:table-cell office:value-type="float" office:value="-3.9407044967344071" table:formula="of:=LOG10(ABS([.E5]-[.G$2])/ABS([.E4]-[.G$2]))/LOG10(ABS([.E4]-[.G$2])/ABS([.E3]-[.G$2]))" table:number-columns-spanned="2" table:number-rows-spanned="1" table:style-name="ce12">
            <text:p>-3.9407044967344100</text:p>
          </table:table-cell>
          <table:covered-table-cell/>
          <table:table-cell office:value-type="float" office:value="0.750363867840243" table:style-name="ce5">
            <text:p>0.7503638678402430</text:p>
          </table:table-cell>
          <table:table-cell office:value-type="float" office:value="1.9123320892035705" table:formula="of:=LOG10(ABS([.H5]-[.J$2])/ABS([.H4]-[.J$2]))/LOG10(ABS([.H4]-[.J$2])/ABS([.H3]-[.J$2]))" table:number-columns-spanned="2" table:number-rows-spanned="1" table:style-name="ce12">
            <text:p>1.9123320892035700</text:p>
          </table:table-cell>
          <table:covered-table-cell/>
          <table:table-cell office:value-type="float" office:value="0.74087399508034302" table:style-name="ce5">
            <text:p>0.7408739950803430</text:p>
          </table:table-cell>
          <table:table-cell office:value-type="float" office:value="2.9721231406169957" table:formula="of:=LOG10(ABS([.K5]-[.M$2])/ABS([.K4]-[.M$2]))/LOG10(ABS([.K4]-[.M$2])/ABS([.K3]-[.M$2]))" table:number-columns-spanned="2" table:number-rows-spanned="1" table:style-name="ce12">
            <text:p>2.9721231406170000</text:p>
          </table:table-cell>
          <table:covered-table-cell/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.75" table:style-name="ce5">
            <text:p>0.7500000000000000</text:p>
          </table:table-cell>
          <table:table-cell office:value-type="float" office:value="-0.76030187511553582" table:formula="of:=LOG10(ABS([.B6]-[.D$2])/ABS([.B5]-[.D$2]))/LOG10(ABS([.B5]-[.D$2])/ABS([.B4]-[.D$2]))" table:number-columns-spanned="2" table:number-rows-spanned="1" table:style-name="ce12">
            <text:p>-0.7603018751155360</text:p>
          </table:table-cell>
          <table:covered-table-cell/>
          <table:table-cell office:value-type="float" office:value="0.58545492793321796" table:style-name="ce5">
            <text:p>0.5854549279332180</text:p>
          </table:table-cell>
          <table:table-cell office:value-type="float" office:value="0.92433644951085425" table:formula="of:=LOG10(ABS([.E6]-[.G$2])/ABS([.E5]-[.G$2]))/LOG10(ABS([.E5]-[.G$2])/ABS([.E4]-[.G$2]))" table:number-columns-spanned="2" table:number-rows-spanned="1" table:style-name="ce12">
            <text:p>0.9243364495108540</text:p>
          </table:table-cell>
          <table:covered-table-cell/>
          <table:table-cell office:value-type="float" office:value="0.73911289091136101" table:style-name="ce5">
            <text:p>0.7391128909113610</text:p>
          </table:table-cell>
          <table:table-cell office:value-type="float" office:value="1.998031277906354" table:formula="of:=LOG10(ABS([.H6]-[.J$2])/ABS([.H5]-[.J$2]))/LOG10(ABS([.H5]-[.J$2])/ABS([.H4]-[.J$2]))" table:number-columns-spanned="2" table:number-rows-spanned="1" table:style-name="ce12">
            <text:p>1.9980312779063500</text:p>
          </table:table-cell>
          <table:covered-table-cell/>
          <table:table-cell office:value-type="float" office:value="0.73908513387758101" table:style-name="ce5">
            <text:p>0.7390851338775810</text:p>
          </table:table-cell>
          <table:table-cell office:value-type="float" office:value="0" table:formula="of:=LOG10(ABS([.K6]-[.M$2])/ABS([.K5]-[.M$2]))/LOG10(ABS([.K5]-[.M$2])/ABS([.K4]-[.M$2]))" table:number-columns-spanned="2" table:number-rows-spanned="1" table:style-name="ce12">
            <text:p>#NÚM!</text:p>
          </table:table-cell>
          <table:covered-table-cell/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.625" table:style-name="ce5">
            <text:p>0.6250000000000000</text:p>
          </table:table-cell>
          <table:table-cell office:value-type="float" office:value="-0.33820732692477151" table:formula="of:=LOG10(ABS([.B7]-[.D$2])/ABS([.B6]-[.D$2]))/LOG10(ABS([.B6]-[.D$2])/ABS([.B5]-[.D$2]))" table:number-columns-spanned="2" table:number-rows-spanned="1" table:style-name="ce12">
            <text:p>-0.3382073269247720</text:p>
          </table:table-cell>
          <table:covered-table-cell/>
          <table:table-cell office:value-type="float" office:value="0.71713486825519601" table:style-name="ce5">
            <text:p>0.7171348682551960</text:p>
          </table:table-cell>
          <table:table-cell office:value-type="float" office:value="1.6921692522046541" table:formula="of:=LOG10(ABS([.E7]-[.G$2])/ABS([.E6]-[.G$2]))/LOG10(ABS([.E6]-[.G$2])/ABS([.E5]-[.G$2]))" table:number-columns-spanned="2" table:number-rows-spanned="1" table:style-name="ce12">
            <text:p>1.6921692522046500</text:p>
          </table:table-cell>
          <table:covered-table-cell/>
          <table:table-cell office:value-type="float" office:value="0.73908513338528403" table:style-name="ce5">
            <text:p>0.7390851333852840</text:p>
          </table:table-cell>
          <table:table-cell office:value-type="float" office:value="0" table:formula="of:=LOG10(ABS([.H7]-[.J$2])/ABS([.H6]-[.J$2]))/LOG10(ABS([.H6]-[.J$2])/ABS([.H5]-[.J$2]))" table:number-columns-spanned="2" table:number-rows-spanned="1" table:style-name="ce12">
            <text:p>#NÚM!</text:p>
          </table:table-cell>
          <table:covered-table-cell/>
          <table:table-cell office:value-type="float" office:value="0.73908513321516001" table:style-name="ce5">
            <text:p>0.7390851332151600</text:p>
          </table:table-cell>
          <table:table-cell office:value-type="float" office:value="0" table:formula="of:=LOG10(ABS([.K7]-[.M$2])/ABS([.K6]-[.M$2]))/LOG10(ABS([.K6]-[.M$2])/ABS([.K5]-[.M$2]))" table:number-columns-spanned="2" table:number-rows-spanned="1" table:style-name="ce12">
            <text:p>#DIV/0!</text:p>
          </table:table-cell>
          <table:covered-table-cell/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.6875" table:style-name="ce5">
            <text:p>0.6875000000000000</text:p>
          </table:table-cell>
          <table:table-cell office:value-type="float" office:value="1.1728234984235362" table:formula="of:=LOG10(ABS([.B8]-[.D$2])/ABS([.B7]-[.D$2]))/LOG10(ABS([.B7]-[.D$2])/ABS([.B6]-[.D$2]))" table:number-columns-spanned="2" table:number-rows-spanned="1" table:style-name="ce12">
            <text:p>1.1728234984235400</text:p>
          </table:table-cell>
          <table:covered-table-cell/>
          <table:table-cell office:value-type="float" office:value="0.73990076549012296" table:style-name="ce5">
            <text:p>0.7399007654901230</text:p>
          </table:table-cell>
          <table:table-cell office:value-type="float" office:value="1.6152664457897696" table:formula="of:=LOG10(ABS([.E8]-[.G$2])/ABS([.E7]-[.G$2]))/LOG10(ABS([.E7]-[.G$2])/ABS([.E6]-[.G$2]))" table:number-columns-spanned="2" table:number-rows-spanned="1" table:style-name="ce12">
            <text:p>1.6152664457897700</text:p>
          </table:table-cell>
          <table:covered-table-cell/>
          <table:table-cell office:value-type="float" office:value="0.73908513321516001" table:style-name="ce5">
            <text:p>0.7390851332151600</text:p>
          </table:table-cell>
          <table:table-cell office:value-type="float" office:value="0" table:formula="of:=LOG10(ABS([.H8]-[.J$2])/ABS([.H7]-[.J$2]))/LOG10(ABS([.H7]-[.J$2])/ABS([.H6]-[.J$2]))" table:number-columns-spanned="2" table:number-rows-spanned="1" table:style-name="ce12">
            <text:p>#DIV/0!</text:p>
          </table:table-cell>
          <table:covered-table-cell/>
          <table:table-cell office:value-type="float" office:value="0.73908513321516001" table:style-name="ce5">
            <text:p>0.73908513321516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5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0.71875" table:style-name="ce5">
            <text:p>0.7187500000000000</text:p>
          </table:table-cell>
          <table:table-cell office:value-type="float" office:value="1.5712320797384172" table:formula="of:=LOG10(ABS([.B9]-[.D$2])/ABS([.B8]-[.D$2]))/LOG10(ABS([.B8]-[.D$2])/ABS([.B7]-[.D$2]))" table:number-columns-spanned="2" table:number-rows-spanned="1" table:style-name="ce12">
            <text:p>1.5712320797384200</text:p>
          </table:table-cell>
          <table:covered-table-cell/>
          <table:table-cell office:value-type="float" office:value="0.739081136054205" table:style-name="ce5">
            <text:p>0.7390811360542050</text:p>
          </table:table-cell>
          <table:table-cell office:value-type="float" office:value="1.6212545741323421" table:formula="of:=LOG10(ABS([.E9]-[.G$2])/ABS([.E8]-[.G$2]))/LOG10(ABS([.E8]-[.G$2])/ABS([.E7]-[.G$2]))" table:number-columns-spanned="2" table:number-rows-spanned="1" table:style-name="ce12">
            <text:p>1.6212545741323400</text:p>
          </table:table-cell>
          <table:covered-table-cell/>
          <table:table-cell office:value-type="float" office:value="0.73908513321516001" table:style-name="ce5">
            <text:p>0.73908513321516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8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0.734375" table:style-name="ce5">
            <text:p>0.7343750000000000</text:p>
          </table:table-cell>
          <table:table-cell office:value-type="float" office:value="0.28547874635064269" table:formula="of:=LOG10(ABS([.B10]-[.D$2])/ABS([.B9]-[.D$2]))/LOG10(ABS([.B9]-[.D$2])/ABS([.B8]-[.D$2]))" table:number-columns-spanned="2" table:number-rows-spanned="1" table:style-name="ce12">
            <text:p>0.2854787463506430</text:p>
          </table:table-cell>
          <table:covered-table-cell/>
          <table:table-cell office:value-type="float" office:value="0.73908513249559404" table:style-name="ce5">
            <text:p>0.7390851324955940</text:p>
          </table:table-cell>
          <table:table-cell office:value-type="float" office:value="1.5641967456617165" table:formula="of:=LOG10(ABS([.E10]-[.G$2])/ABS([.E9]-[.G$2]))/LOG10(ABS([.E9]-[.G$2])/ABS([.E8]-[.G$2]))" table:number-columns-spanned="2" table:number-rows-spanned="1" table:style-name="ce12">
            <text:p>1.5641967456617200</text:p>
          </table:table-cell>
          <table:covered-table-cell/>
          <table:table-cell table:number-columns-repeated="3" table:style-name="ce5"/>
          <table:table-cell table:number-columns-repeated="8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0.7421875" table:style-name="ce5">
            <text:p>0.7421875000000000</text:p>
          </table:table-cell>
          <table:table-cell office:value-type="float" office:value="3.2342562317409245" table:formula="of:=LOG10(ABS([.B11]-[.D$2])/ABS([.B10]-[.D$2]))/LOG10(ABS([.B10]-[.D$2])/ABS([.B9]-[.D$2]))" table:number-columns-spanned="2" table:number-rows-spanned="1" table:style-name="ce12">
            <text:p>3.2342562317409200</text:p>
          </table:table-cell>
          <table:covered-table-cell/>
          <table:table-cell office:value-type="float" office:value="0.73908513321516101" table:style-name="ce5">
            <text:p>0.7390851332151610</text:p>
          </table:table-cell>
          <table:table-cell office:value-type="float" office:value="0" table:formula="of:=LOG10(ABS([.E11]-[.G$2])/ABS([.E10]-[.G$2]))/LOG10(ABS([.E10]-[.G$2])/ABS([.E9]-[.G$2]))" table:number-columns-spanned="2" table:number-rows-spanned="1" table:style-name="ce12">
            <text:p>#NÚM!</text:p>
          </table:table-cell>
          <table:covered-table-cell/>
          <table:table-cell table:style-name="ce5"/>
          <table:table-cell table:number-columns-repeated="10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0.73828125" table:style-name="ce5">
            <text:p>0.7382812500000000</text:p>
          </table:table-cell>
          <table:table-cell office:value-type="float" office:value="-0.2646520020048973" table:formula="of:=LOG10(ABS([.B12]-[.D$2])/ABS([.B11]-[.D$2]))/LOG10(ABS([.B11]-[.D$2])/ABS([.B10]-[.D$2]))" table:number-columns-spanned="2" table:number-rows-spanned="1" table:style-name="ce12">
            <text:p>-0.2646520020048970</text:p>
          </table:table-cell>
          <table:covered-table-cell/>
          <table:table-cell office:value-type="float" office:value="0.73908513321516001" table:style-name="ce5">
            <text:p>0.73908513321516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style-name="ce5"/>
          <table:table-cell table:number-columns-repeated="10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0.740234375" table:style-name="ce5">
            <text:p>0.7402343750000000</text:p>
          </table:table-cell>
          <table:table-cell office:value-type="float" office:value="-5.3033075759701669" table:formula="of:=LOG10(ABS([.B13]-[.D$2])/ABS([.B12]-[.D$2]))/LOG10(ABS([.B12]-[.D$2])/ABS([.B11]-[.D$2]))" table:number-columns-spanned="2" table:number-rows-spanned="1" table:style-name="ce12">
            <text:p>-5.3033075759701700</text:p>
          </table:table-cell>
          <table:covered-table-cell/>
          <table:table-cell table:number-columns-repeated="4" table:style-name="ce5"/>
          <table:table-cell table:number-columns-repeated="10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7392578125" table:style-name="ce5">
            <text:p>0.7392578125000000</text:p>
          </table:table-cell>
          <table:table-cell office:value-type="float" office:value="-0.31815917278753469" table:formula="of:=LOG10(ABS([.B14]-[.D$2])/ABS([.B13]-[.D$2]))/LOG10(ABS([.B13]-[.D$2])/ABS([.B12]-[.D$2]))" table:number-columns-spanned="2" table:number-rows-spanned="1" table:style-name="ce12">
            <text:p>-0.318159172787535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0.73876953125" table:style-name="ce5">
            <text:p>0.7387695312500000</text:p>
          </table:table-cell>
          <table:table-cell office:value-type="float" office:value="-2.4630388644038499" table:formula="of:=LOG10(ABS([.B15]-[.D$2])/ABS([.B14]-[.D$2]))/LOG10(ABS([.B14]-[.D$2])/ABS([.B13]-[.D$2]))" table:number-columns-spanned="2" table:number-rows-spanned="1" table:style-name="ce12">
            <text:p>-2.46303886440385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0.739013671875" table:style-name="ce5">
            <text:p>0.7390136718750000</text:p>
          </table:table-cell>
          <table:table-cell office:value-type="float" office:value="0.23229103276770632" table:formula="of:=LOG10(ABS([.B16]-[.D$2])/ABS([.B15]-[.D$2]))/LOG10(ABS([.B15]-[.D$2])/ABS([.B14]-[.D$2]))" table:number-columns-spanned="2" table:number-rows-spanned="1" table:style-name="ce12">
            <text:p>0.232291032767706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0.7391357421875" table:style-name="ce5">
            <text:p>0.7391357421875000</text:p>
          </table:table-cell>
          <table:table-cell office:value-type="float" office:value="4.5787872417449007" table:formula="of:=LOG10(ABS([.B17]-[.D$2])/ABS([.B16]-[.D$2]))/LOG10(ABS([.B16]-[.D$2])/ABS([.B15]-[.D$2]))" table:number-columns-spanned="2" table:number-rows-spanned="1" table:style-name="ce12">
            <text:p>4.57878724174490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0.73907470703125" table:style-name="ce5">
            <text:p>0.7390747070312500</text:p>
          </table:table-cell>
          <table:table-cell office:value-type="float" office:value="-0.41522198848179503" table:formula="of:=LOG10(ABS([.B18]-[.D$2])/ABS([.B17]-[.D$2]))/LOG10(ABS([.B17]-[.D$2])/ABS([.B16]-[.D$2]))" table:number-columns-spanned="2" table:number-rows-spanned="1" table:style-name="ce12">
            <text:p>-0.4152219884817950</text:p>
          </table:table-cell>
          <table:covered-table-cell/>
          <table:table-cell table:number-columns-repeated="2" table:style-name="ce5"/>
          <table:table-cell table:style-name="ce7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0.739105224609375" table:style-name="ce5">
            <text:p>0.7391052246093750</text:p>
          </table:table-cell>
          <table:table-cell office:value-type="float" office:value="-2.1722078301105223" table:formula="of:=LOG10(ABS([.B19]-[.D$2])/ABS([.B18]-[.D$2]))/LOG10(ABS([.B18]-[.D$2])/ABS([.B17]-[.D$2]))" table:number-columns-spanned="2" table:number-rows-spanned="1" table:style-name="ce12">
            <text:p>-2.17220783011052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0.73908996582031194" table:style-name="ce5">
            <text:p>0.7390899658203120</text:p>
          </table:table-cell>
          <table:table-cell office:value-type="float" office:value="0.38382435537704396" table:formula="of:=LOG10(ABS([.B20]-[.D$2])/ABS([.B19]-[.D$2]))/LOG10(ABS([.B19]-[.D$2])/ABS([.B18]-[.D$2]))" table:number-columns-spanned="2" table:number-rows-spanned="1" table:style-name="ce12">
            <text:p>0.3838243553770440</text:p>
          </table:table-cell>
          <table:covered-table-cell/>
          <table:table-cell table:number-columns-repeated="2" table:style-name="ce5"/>
          <table:table-cell table:style-name="ce7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0.73908233642578103" table:style-name="ce5">
            <text:p>0.7390823364257810</text:p>
          </table:table-cell>
          <table:table-cell office:value-type="float" office:value="1.8480482345088292" table:formula="of:=LOG10(ABS([.B21]-[.D$2])/ABS([.B20]-[.D$2]))/LOG10(ABS([.B20]-[.D$2])/ABS([.B19]-[.D$2]))" table:number-columns-spanned="2" table:number-rows-spanned="1" table:style-name="ce12">
            <text:p>1.84804823450883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0.73908615112304599" table:style-name="ce5">
            <text:p>0.7390861511230460</text:p>
          </table:table-cell>
          <table:table-cell office:value-type="float" office:value="0.13348054850675861" table:formula="of:=LOG10(ABS([.B22]-[.D$2])/ABS([.B21]-[.D$2]))/LOG10(ABS([.B21]-[.D$2])/ABS([.B20]-[.D$2]))" table:number-columns-spanned="2" table:number-rows-spanned="1" table:style-name="ce12">
            <text:p>0.133480548506759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0.73908424377441395" table:style-name="ce5">
            <text:p>0.7390842437744140</text:p>
          </table:table-cell>
          <table:table-cell office:value-type="float" office:value="19.47988665917444" table:formula="of:=LOG10(ABS([.B23]-[.D$2])/ABS([.B22]-[.D$2]))/LOG10(ABS([.B22]-[.D$2])/ABS([.B21]-[.D$2]))" table:number-columns-spanned="2" table:number-rows-spanned="1" table:style-name="ce12">
            <text:p>19.47988665917440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0.73908519744873002" table:style-name="ce5">
            <text:p>0.7390851974487300</text:p>
          </table:table-cell>
          <table:table-cell office:value-type="float" office:value="-0.7077298192016952" table:formula="of:=LOG10(ABS([.B24]-[.D$2])/ABS([.B23]-[.D$2]))/LOG10(ABS([.B23]-[.D$2])/ABS([.B22]-[.D$2]))" table:number-columns-spanned="2" table:number-rows-spanned="1" table:style-name="ce12">
            <text:p>-0.707729819201695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0.73908472061157204" table:style-name="ce5">
            <text:p>0.7390847206115720</text:p>
          </table:table-cell>
          <table:table-cell office:value-type="float" office:value="-0.46364904509745142" table:formula="of:=LOG10(ABS([.B25]-[.D$2])/ABS([.B24]-[.D$2]))/LOG10(ABS([.B24]-[.D$2])/ABS([.B23]-[.D$2]))" table:number-columns-spanned="2" table:number-rows-spanned="1" table:style-name="ce12">
            <text:p>-0.4636490450974510</text:p>
          </table:table-cell>
          <table:covered-table-cell/>
          <table:table-cell table:style-name="ce5"/>
          <table:table-cell table:number-columns-repeated="2" table:style-name="ce7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0.73908495903015103" table:style-name="ce5">
            <text:p>0.7390849590301510</text:p>
          </table:table-cell>
          <table:table-cell office:value-type="float" office:value="1.3372767117611253" table:formula="of:=LOG10(ABS([.B26]-[.D$2])/ABS([.B25]-[.D$2]))/LOG10(ABS([.B25]-[.D$2])/ABS([.B24]-[.D$2]))" table:number-columns-spanned="2" table:number-rows-spanned="1" table:style-name="ce12">
            <text:p>1.3372767117611300</text:p>
          </table:table-cell>
          <table:covered-table-cell/>
          <table:table-cell table:style-name="ce7"/>
          <table:table-cell table:number-columns-repeated="2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0.73908507823944003" table:style-name="ce5">
            <text:p>0.7390850782394400</text:p>
          </table:table-cell>
          <table:table-cell office:value-type="float" office:value="2.1457772989369346" table:formula="of:=LOG10(ABS([.B27]-[.D$2])/ABS([.B26]-[.D$2]))/LOG10(ABS([.B26]-[.D$2])/ABS([.B25]-[.D$2]))" table:number-columns-spanned="2" table:number-rows-spanned="1" table:style-name="ce12">
            <text:p>2.14577729893693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0.73908513784408503" table:style-name="ce5">
            <text:p>0.7390851378440850</text:p>
          </table:table-cell>
          <table:table-cell office:value-type="float" office:value="-0.68434724980451189" table:formula="of:=LOG10(ABS([.B28]-[.D$2])/ABS([.B27]-[.D$2]))/LOG10(ABS([.B27]-[.D$2])/ABS([.B26]-[.D$2]))" table:number-columns-spanned="2" table:number-rows-spanned="1" table:style-name="ce12">
            <text:p>-0.6843472498045120</text:p>
          </table:table-cell>
          <table:covered-table-cell/>
          <table:table-cell table:number-columns-repeated="3" table:style-name="ce5"/>
          <table:table-cell table:number-columns-repeated="4" table:style-name="ce1"/>
          <table:table-cell table:style-name="ce8"/>
          <table:table-cell table:number-columns-repeated="6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0.73908510804176297" table:style-name="ce5">
            <text:p>0.7390851080417630</text:p>
          </table:table-cell>
          <table:table-cell office:value-type="float" office:value="-0.52929588309349951" table:formula="of:=LOG10(ABS([.B29]-[.D$2])/ABS([.B28]-[.D$2]))/LOG10(ABS([.B28]-[.D$2])/ABS([.B27]-[.D$2]))" table:number-columns-spanned="2" table:number-rows-spanned="1" table:style-name="ce12">
            <text:p>-0.52929588309350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0.73908512294292406" table:style-name="ce5">
            <text:p>0.7390851229429240</text:p>
          </table:table-cell>
          <table:table-cell office:value-type="float" office:value="1.4415475438617467" table:formula="of:=LOG10(ABS([.B30]-[.D$2])/ABS([.B29]-[.D$2]))/LOG10(ABS([.B29]-[.D$2])/ABS([.B28]-[.D$2]))" table:number-columns-spanned="2" table:number-rows-spanned="1" table:style-name="ce12">
            <text:p>1.4415475438617500</text:p>
          </table:table-cell>
          <table:covered-table-cell/>
          <table:table-cell table:style-name="ce7"/>
          <table:table-cell table:number-columns-repeated="2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0.73908513039350499" table:style-name="ce5">
            <text:p>0.7390851303935050</text:p>
          </table:table-cell>
          <table:table-cell office:value-type="float" office:value="0.88122808822998955" table:formula="of:=LOG10(ABS([.B31]-[.D$2])/ABS([.B30]-[.D$2]))/LOG10(ABS([.B30]-[.D$2])/ABS([.B29]-[.D$2]))" table:number-columns-spanned="2" table:number-rows-spanned="1" table:style-name="ce12">
            <text:p>0.88122808822999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0.73908513411879495" table:style-name="ce5">
            <text:p>0.7390851341187950</text:p>
          </table:table-cell>
          <table:table-cell office:value-type="float" office:value="-5.2233652887825603E-2" table:formula="of:=LOG10(ABS([.B32]-[.D$2])/ABS([.B31]-[.D$2]))/LOG10(ABS([.B31]-[.D$2])/ABS([.B30]-[.D$2]))" table:number-columns-spanned="2" table:number-rows-spanned="1" table:style-name="ce12">
            <text:p>-0.0522336528878256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0.73908513225615002" table:style-name="ce5">
            <text:p>0.7390851322561500</text:p>
          </table:table-cell>
          <table:table-cell office:value-type="float" office:value="-59.60222724401256" table:formula="of:=LOG10(ABS([.B33]-[.D$2])/ABS([.B32]-[.D$2]))/LOG10(ABS([.B32]-[.D$2])/ABS([.B31]-[.D$2]))" table:number-columns-spanned="2" table:number-rows-spanned="1" table:style-name="ce12">
            <text:p>-59.60222724401260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0.73908513318747204" table:style-name="ce5">
            <text:p>0.7390851331874720</text:p>
          </table:table-cell>
          <table:table-cell office:value-type="float" office:value="-0.77891022672715182" table:formula="of:=LOG10(ABS([.B34]-[.D$2])/ABS([.B33]-[.D$2]))/LOG10(ABS([.B33]-[.D$2])/ABS([.B32]-[.D$2]))" table:number-columns-spanned="2" table:number-rows-spanned="1" table:style-name="ce12">
            <text:p>-0.778910226727152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0.739085133653134" table:style-name="ce5">
            <text:p>0.7390851336531340</text:p>
          </table:table-cell>
          <table:table-cell office:value-type="float" office:value="-0.27468588575900632" table:formula="of:=LOG10(ABS([.B35]-[.D$2])/ABS([.B34]-[.D$2]))/LOG10(ABS([.B34]-[.D$2])/ABS([.B33]-[.D$2]))" table:number-columns-spanned="2" table:number-rows-spanned="1" table:style-name="ce12">
            <text:p>-0.274685885759006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0.73908513342030302" table:style-name="ce5">
            <text:p>0.7390851334203030</text:p>
          </table:table-cell>
          <table:table-cell office:value-type="float" office:value="1.1050552876444963" table:formula="of:=LOG10(ABS([.B36]-[.D$2])/ABS([.B35]-[.D$2]))/LOG10(ABS([.B35]-[.D$2])/ABS([.B34]-[.D$2]))" table:number-columns-spanned="2" table:number-rows-spanned="1" table:style-name="ce12">
            <text:p>1.10505528764450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0.73908513330388803" table:style-name="ce5">
            <text:p>0.7390851333038880</text:p>
          </table:table-cell>
          <table:table-cell office:value-type="float" office:value="1.2732995701031178" table:formula="of:=LOG10(ABS([.B37]-[.D$2])/ABS([.B36]-[.D$2]))/LOG10(ABS([.B36]-[.D$2])/ABS([.B35]-[.D$2]))" table:number-columns-spanned="2" table:number-rows-spanned="1" table:style-name="ce12">
            <text:p>1.27329957010312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0.73908513324568004" table:style-name="ce5">
            <text:p>0.7390851332456800</text:p>
          </table:table-cell>
          <table:table-cell office:value-type="float" office:value="2.8772337169341751" table:formula="of:=LOG10(ABS([.B38]-[.D$2])/ABS([.B37]-[.D$2]))/LOG10(ABS([.B37]-[.D$2])/ABS([.B36]-[.D$2]))" table:number-columns-spanned="2" table:number-rows-spanned="1" table:style-name="ce12">
            <text:p>2.87723371693418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0.73908513321657598" table:style-name="ce5">
            <text:p>0.7390851332165760</text:p>
          </table:table-cell>
          <table:table-cell office:value-type="float" office:value="-0.7254499646446898" table:formula="of:=LOG10(ABS([.B39]-[.D$2])/ABS([.B38]-[.D$2]))/LOG10(ABS([.B38]-[.D$2])/ABS([.B37]-[.D$2]))" table:number-columns-spanned="2" table:number-rows-spanned="1" table:style-name="ce12">
            <text:p>-0.72544996464469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0.73908513320202396" table:style-name="ce5">
            <text:p>0.7390851332020240</text:p>
          </table:table-cell>
          <table:table-cell office:value-type="float" office:value="-0.36237928558872601" table:formula="of:=LOG10(ABS([.B40]-[.D$2])/ABS([.B39]-[.D$2]))/LOG10(ABS([.B39]-[.D$2])/ABS([.B38]-[.D$2]))" table:number-columns-spanned="2" table:number-rows-spanned="1" table:style-name="ce12">
            <text:p>-0.362379285588726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0.73908513320930003" table:style-name="ce5">
            <text:p>0.7390851332093000</text:p>
          </table:table-cell>
          <table:table-cell office:value-type="float" office:value="1.2013394499902743" table:formula="of:=LOG10(ABS([.B41]-[.D$2])/ABS([.B40]-[.D$2]))/LOG10(ABS([.B40]-[.D$2])/ABS([.B39]-[.D$2]))" table:number-columns-spanned="2" table:number-rows-spanned="1" table:style-name="ce12">
            <text:p>1.20133944999027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0.73908513321293801" table:style-name="ce5">
            <text:p>0.7390851332129380</text:p>
          </table:table-cell>
          <table:table-cell office:value-type="float" office:value="1.7604745172383438" table:formula="of:=LOG10(ABS([.B42]-[.D$2])/ABS([.B41]-[.D$2]))/LOG10(ABS([.B41]-[.D$2])/ABS([.B40]-[.D$2]))" table:number-columns-spanned="2" table:number-rows-spanned="1" table:style-name="ce12">
            <text:p>1.76047451723834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0.739085133214757" table:style-name="ce5">
            <text:p>0.7390851332147570</text:p>
          </table:table-cell>
          <table:table-cell office:value-type="float" office:value="-0.13450326222203982" table:formula="of:=LOG10(ABS([.B43]-[.D$2])/ABS([.B42]-[.D$2]))/LOG10(ABS([.B42]-[.D$2])/ABS([.B41]-[.D$2]))" table:number-columns-spanned="2" table:number-rows-spanned="1" table:style-name="ce12">
            <text:p>-0.13450326222204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0.73908513321566705" table:style-name="ce5">
            <text:p>0.7390851332156670</text:p>
          </table:table-cell>
          <table:table-cell office:value-type="float" office:value="-9.9211957330976617" table:formula="of:=LOG10(ABS([.B44]-[.D$2])/ABS([.B43]-[.D$2]))/LOG10(ABS([.B43]-[.D$2])/ABS([.B42]-[.D$2]))" table:number-columns-spanned="2" table:number-rows-spanned="1" table:style-name="ce12">
            <text:p>-9.92119573309766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0.73908513321521196" table:style-name="ce5">
            <text:p>0.7390851332152120</text:p>
          </table:table-cell>
          <table:table-cell office:value-type="float" office:value="-0.53296772801943171" table:formula="of:=LOG10(ABS([.B45]-[.D$2])/ABS([.B44]-[.D$2]))/LOG10(ABS([.B44]-[.D$2])/ABS([.B43]-[.D$2]))" table:number-columns-spanned="2" table:number-rows-spanned="1" table:style-name="ce12">
            <text:p>-0.532967728019432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0.73908513321498504" table:style-name="ce5">
            <text:p>0.7390851332149850</text:p>
          </table:table-cell>
          <table:table-cell office:value-type="float" office:value="-0.85366121992998945" table:formula="of:=LOG10(ABS([.B46]-[.D$2])/ABS([.B45]-[.D$2]))/LOG10(ABS([.B45]-[.D$2])/ABS([.B44]-[.D$2]))" table:number-columns-spanned="2" table:number-rows-spanned="1" table:style-name="ce12">
            <text:p>-0.853661219929989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float" office:value="0.73908513321509794" table:style-name="ce5">
            <text:p>0.7390851332150980</text:p>
          </table:table-cell>
          <table:table-cell office:value-type="float" office:value="2.4307739501100492" table:formula="of:=LOG10(ABS([.B47]-[.D$2])/ABS([.B46]-[.D$2]))/LOG10(ABS([.B46]-[.D$2])/ABS([.B45]-[.D$2]))" table:number-columns-spanned="2" table:number-rows-spanned="1" table:style-name="ce12">
            <text:p>2.43077395011005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0.73908513321515501" table:style-name="ce5">
            <text:p>0.7390851332151550</text:p>
          </table:table-cell>
          <table:table-cell office:value-type="float" office:value="-0.62259338042163803" table:formula="of:=LOG10(ABS([.B48]-[.D$2])/ABS([.B47]-[.D$2]))/LOG10(ABS([.B47]-[.D$2])/ABS([.B46]-[.D$2]))" table:number-columns-spanned="2" table:number-rows-spanned="1" table:style-name="ce12">
            <text:p>-0.622593380421638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0.73908513321518399" table:style-name="ce5">
            <text:p>0.7390851332151840</text:p>
          </table:table-cell>
          <table:table-cell office:value-type="float" office:value="-0.62528324608369645" table:formula="of:=LOG10(ABS([.B49]-[.D$2])/ABS([.B48]-[.D$2]))/LOG10(ABS([.B48]-[.D$2])/ABS([.B47]-[.D$2]))" table:number-columns-spanned="2" table:number-rows-spanned="1" table:style-name="ce12">
            <text:p>-0.625283246083696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0.739085133215169" table:style-name="ce5">
            <text:p>0.7390851332151690</text:p>
          </table:table-cell>
          <table:table-cell office:value-type="float" office:value="1.5334752630571187" table:formula="of:=LOG10(ABS([.B50]-[.D$2])/ABS([.B49]-[.D$2]))/LOG10(ABS([.B49]-[.D$2])/ABS([.B48]-[.D$2]))" table:number-columns-spanned="2" table:number-rows-spanned="1" table:style-name="ce12">
            <text:p>1.53347526305712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float" office:value="0.739085133215162" table:style-name="ce5">
            <text:p>0.7390851332151620</text:p>
          </table:table-cell>
          <table:table-cell office:value-type="float" office:value="0.46084542061837019" table:formula="of:=LOG10(ABS([.B51]-[.D$2])/ABS([.B50]-[.D$2]))/LOG10(ABS([.B50]-[.D$2])/ABS([.B49]-[.D$2]))" table:number-columns-spanned="2" table:number-rows-spanned="1" table:style-name="ce12">
            <text:p>0.4608454206183700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0.73908513321515901" table:style-name="ce5">
            <text:p>0.7390851332151590</text:p>
          </table:table-cell>
          <table:table-cell office:value-type="float" office:value="0" table:formula="of:=LOG10(ABS([.B52]-[.D$2])/ABS([.B51]-[.D$2]))/LOG10(ABS([.B51]-[.D$2])/ABS([.B50]-[.D$2]))" table:number-columns-spanned="2" table:number-rows-spanned="1" table:style-name="ce12">
            <text:p>#NÚM!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0.73908513321516001" table:style-name="ce5">
            <text:p>0.7390851332151600</text:p>
          </table:table-cell>
          <table:table-cell office:value-type="float" office:value="0" table:formula="of:=LOG10(ABS([.B53]-[.D$2])/ABS([.B52]-[.D$2]))/LOG10(ABS([.B52]-[.D$2])/ABS([.B51]-[.D$2]))" table:number-columns-spanned="2" table:number-rows-spanned="1" table:style-name="ce12">
            <text:p>#DIV/0!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float" office:value="0.73908513321516001" table:style-name="ce5">
            <text:p>0.73908513321516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3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style-name="ro1">
          <table:table-cell table:number-columns-repeated="7" table:style-name="ce5"/>
          <table:table-cell table:number-columns-repeated="11" table:style-name="ce1"/>
          <table:table-cell table:number-columns-repeated="15" table:style-name="ce5"/>
          <table:table-cell table:number-columns-repeated="16351"/>
        </table:table-row>
        <table:table-row table:number-rows-repeated="4" table:style-name="ro1">
          <table:table-cell table:number-columns-repeated="33" table:style-name="ce5"/>
          <table:table-cell table:number-columns-repeated="16351"/>
        </table:table-row>
        <table:table-row table:number-rows-repeated="1048518" table:style-name="ro1">
          <table:table-cell table:number-columns-repeated="16384"/>
        </table:table-row>
      </table:table>
      <table:table table:name="Equação_2" table:style-name="ta2"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8" table:number-columns-repeated="16371" table:default-cell-style-name="ce1"/>
        <table:table-row table:style-name="ro1">
          <table:table-cell office:value-type="string" table:number-columns-spanned="1" table:number-rows-spanned="2" table:style-name="ce9">
            <text:p>i</text:p>
          </table:table-cell>
          <table:table-cell office:value-type="string" table:style-name="ce2">
            <text:p>Bissecti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3">
            <text:p>Secant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3">
            <text:p>Newt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2">
            <text:p>Halley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a=0; b=2</text:p>
          </table:table-cell>
          <table:table-cell office:value-type="string" table:style-name="ce4">
            <text:p>x*=</text:p>
          </table:table-cell>
          <table:table-cell office:value-type="float" office:value="3" table:style-name="ce3">
            <text:p>3.0000000000000000</text:p>
          </table:table-cell>
          <table:table-cell office:value-type="string" table:style-name="ce3">
            <text:p>x0=1; x1=5</text:p>
          </table:table-cell>
          <table:table-cell office:value-type="string" table:style-name="ce4">
            <text:p>x*=</text:p>
          </table:table-cell>
          <table:table-cell office:value-type="float" office:value="3" table:style-name="ce3">
            <text:p>3.0000000000000000</text:p>
          </table:table-cell>
          <table:table-cell office:value-type="string" table:style-name="ce3">
            <text:p>x0 = 2</text:p>
          </table:table-cell>
          <table:table-cell office:value-type="string" table:style-name="ce4">
            <text:p>x*=</text:p>
          </table:table-cell>
          <table:table-cell office:value-type="float" office:value="3" table:style-name="ce3">
            <text:p>3.0000000000000000</text:p>
          </table:table-cell>
          <table:table-cell office:value-type="string" table:style-name="ce2">
            <text:p>x0 = 2</text:p>
          </table:table-cell>
          <table:table-cell office:value-type="string" table:style-name="ce4">
            <text:p>x*=</text:p>
          </table:table-cell>
          <table:table-cell office:value-type="float" office:value="3" table:style-name="ce3">
            <text:p>3.00000000000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3.5" table:style-name="ce5">
            <text:p>3.5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2" table:style-name="ce5">
            <text:p>2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2" table:style-name="ce5">
            <text:p>2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.25" table:style-name="ce5">
            <text:p>2.2500000000000000</text:p>
          </table:table-cell>
          <table:table-cell office:value-type="float" office:value="-4.4190225827029099" table:formula="of:=LOG10(ABS([.B5]-[.D$2])/ABS([.B4]-[.D$2]))/LOG10(ABS([.B4]-[.D$2])/ABS([.B3]-[.D$2]))" table:number-columns-spanned="2" table:number-rows-spanned="1" table:style-name="ce12">
            <text:p>-4.4190225827029100</text:p>
          </table:table-cell>
          <table:covered-table-cell/>
          <table:table-cell office:value-type="float" office:value="5" table:style-name="ce5">
            <text:p>5.0000000000000000</text:p>
          </table:table-cell>
          <table:table-cell office:value-type="float" office:value="0" table:formula="of:=LOG10(ABS([.E5]-[.G$2])/ABS([.E4]-[.G$2]))/LOG10(ABS([.E4]-[.G$2])/ABS([.E3]-[.G$2]))" table:number-columns-spanned="2" table:number-rows-spanned="1" table:style-name="ce12">
            <text:p>#NÚM!</text:p>
          </table:table-cell>
          <table:covered-table-cell/>
          <table:table-cell office:value-type="float" office:value="2.3333333333333299" table:style-name="ce5">
            <text:p>2.3333333333333300</text:p>
          </table:table-cell>
          <table:table-cell office:value-type="float" office:value="0.99999999999993805" table:formula="of:=LOG10(ABS([.H5]-[.J$2])/ABS([.H4]-[.J$2]))/LOG10(ABS([.H4]-[.J$2])/ABS([.H3]-[.J$2]))" table:number-columns-spanned="2" table:number-rows-spanned="1" table:style-name="ce12">
            <text:p>0.9999999999999380</text:p>
          </table:table-cell>
          <table:covered-table-cell/>
          <table:table-cell office:value-type="float" office:value="2.5" table:style-name="ce5">
            <text:p>2.5000000000000000</text:p>
          </table:table-cell>
          <table:table-cell office:value-type="float" office:value="1" table:formula="of:=LOG10(ABS([.K5]-[.M$2])/ABS([.K4]-[.M$2]))/LOG10(ABS([.K4]-[.M$2])/ABS([.K3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.875" table:style-name="ce5">
            <text:p>2.8750000000000000</text:p>
          </table:table-cell>
          <table:table-cell office:value-type="float" office:value="-0.22629438553091683" table:formula="of:=LOG10(ABS([.B6]-[.D$2])/ABS([.B5]-[.D$2]))/LOG10(ABS([.B5]-[.D$2])/ABS([.B4]-[.D$2]))" table:number-columns-spanned="2" table:number-rows-spanned="1" table:style-name="ce12">
            <text:p>-0.2262943855309170</text:p>
          </table:table-cell>
          <table:covered-table-cell/>
          <table:table-cell office:value-type="float" office:value="3" table:style-name="ce5">
            <text:p>3.0000000000000000</text:p>
          </table:table-cell>
          <table:table-cell office:value-type="float" office:value="0" table:formula="of:=LOG10(ABS([.E6]-[.G$2])/ABS([.E5]-[.G$2]))/LOG10(ABS([.E5]-[.G$2])/ABS([.E4]-[.G$2]))" table:number-columns-spanned="2" table:number-rows-spanned="1" table:style-name="ce12">
            <text:p>#DIV/0!</text:p>
          </table:table-cell>
          <table:covered-table-cell/>
          <table:table-cell office:value-type="float" office:value="2.5555555555555398" table:style-name="ce5">
            <text:p>2.5555555555555400</text:p>
          </table:table-cell>
          <table:table-cell office:value-type="float" office:value="1.0000000000001326" table:formula="of:=LOG10(ABS([.H6]-[.J$2])/ABS([.H5]-[.J$2]))/LOG10(ABS([.H5]-[.J$2])/ABS([.H4]-[.J$2]))" table:number-columns-spanned="2" table:number-rows-spanned="1" table:style-name="ce12">
            <text:p>1.0000000000001300</text:p>
          </table:table-cell>
          <table:covered-table-cell/>
          <table:table-cell office:value-type="float" office:value="2.75" table:style-name="ce5">
            <text:p>2.7500000000000000</text:p>
          </table:table-cell>
          <table:table-cell office:value-type="float" office:value="1" table:formula="of:=LOG10(ABS([.K6]-[.M$2])/ABS([.K5]-[.M$2]))/LOG10(ABS([.K5]-[.M$2])/ABS([.K4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.1875" table:style-name="ce5">
            <text:p>3.1875000000000000</text:p>
          </table:table-cell>
          <table:table-cell office:value-type="float" office:value="-4.4190225827029099" table:formula="of:=LOG10(ABS([.B7]-[.D$2])/ABS([.B6]-[.D$2]))/LOG10(ABS([.B6]-[.D$2])/ABS([.B5]-[.D$2]))" table:number-columns-spanned="2" table:number-rows-spanned="1" table:style-name="ce12">
            <text:p>-4.4190225827029100</text:p>
          </table:table-cell>
          <table:covered-table-cell/>
          <table:table-cell office:value-type="float" office:value="3" table:style-name="ce5">
            <text:p>3.00000000000000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office:value-type="float" office:value="2.7037037037037002" table:style-name="ce5">
            <text:p>2.7037037037037000</text:p>
          </table:table-cell>
          <table:table-cell office:value-type="float" office:value="0.99999999999935607" table:formula="of:=LOG10(ABS([.H7]-[.J$2])/ABS([.H6]-[.J$2]))/LOG10(ABS([.H6]-[.J$2])/ABS([.H5]-[.J$2]))" table:number-columns-spanned="2" table:number-rows-spanned="1" table:style-name="ce12">
            <text:p>0.9999999999993560</text:p>
          </table:table-cell>
          <table:covered-table-cell/>
          <table:table-cell office:value-type="float" office:value="2.875" table:style-name="ce5">
            <text:p>2.8750000000000000</text:p>
          </table:table-cell>
          <table:table-cell office:value-type="float" office:value="1" table:formula="of:=LOG10(ABS([.K7]-[.M$2])/ABS([.K6]-[.M$2]))/LOG10(ABS([.K6]-[.M$2])/ABS([.K5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.03125" table:style-name="ce5">
            <text:p>3.0312500000000000</text:p>
          </table:table-cell>
          <table:table-cell office:value-type="float" office:value="-0.22629438553091683" table:formula="of:=LOG10(ABS([.B8]-[.D$2])/ABS([.B7]-[.D$2]))/LOG10(ABS([.B7]-[.D$2])/ABS([.B6]-[.D$2]))" table:number-columns-spanned="2" table:number-rows-spanned="1" table:style-name="ce12">
            <text:p>-0.22629438553091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8024691358024199" table:style-name="ce5">
            <text:p>2.8024691358024200</text:p>
          </table:table-cell>
          <table:table-cell office:value-type="float" office:value="1.0000000000001479" table:formula="of:=LOG10(ABS([.H8]-[.J$2])/ABS([.H7]-[.J$2]))/LOG10(ABS([.H7]-[.J$2])/ABS([.H6]-[.J$2]))" table:number-columns-spanned="2" table:number-rows-spanned="1" table:style-name="ce12">
            <text:p>1.0000000000001500</text:p>
          </table:table-cell>
          <table:covered-table-cell/>
          <table:table-cell office:value-type="float" office:value="2.9375" table:style-name="ce5">
            <text:p>2.9375000000000000</text:p>
          </table:table-cell>
          <table:table-cell office:value-type="float" office:value="1" table:formula="of:=LOG10(ABS([.K8]-[.M$2])/ABS([.K7]-[.M$2]))/LOG10(ABS([.K7]-[.M$2])/ABS([.K6]-[.M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1"/>
          <table:table-cell table:number-columns-repeated="2"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2.953125" table:style-name="ce5">
            <text:p>2.9531250000000000</text:p>
          </table:table-cell>
          <table:table-cell office:value-type="float" office:value="-4.4190225827029099" table:formula="of:=LOG10(ABS([.B9]-[.D$2])/ABS([.B8]-[.D$2]))/LOG10(ABS([.B8]-[.D$2])/ABS([.B7]-[.D$2]))" table:number-columns-spanned="2" table:number-rows-spanned="1" table:style-name="ce12">
            <text:p>-4.41902258270291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8683127572015898" table:style-name="ce5">
            <text:p>2.8683127572015900</text:p>
          </table:table-cell>
          <table:table-cell office:value-type="float" office:value="0.99999999999257405" table:formula="of:=LOG10(ABS([.H9]-[.J$2])/ABS([.H8]-[.J$2]))/LOG10(ABS([.H8]-[.J$2])/ABS([.H7]-[.J$2]))" table:number-columns-spanned="2" table:number-rows-spanned="1" table:style-name="ce12">
            <text:p>0.9999999999925740</text:p>
          </table:table-cell>
          <table:covered-table-cell/>
          <table:table-cell office:value-type="float" office:value="2.96875" table:style-name="ce5">
            <text:p>2.9687500000000000</text:p>
          </table:table-cell>
          <table:table-cell office:value-type="float" office:value="1" table:formula="of:=LOG10(ABS([.K9]-[.M$2])/ABS([.K8]-[.M$2]))/LOG10(ABS([.K8]-[.M$2])/ABS([.K7]-[.M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1"/>
          <table:table-cell table:number-columns-repeated="2"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number-columns-repeated="1636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.9921875" table:style-name="ce5">
            <text:p>2.9921875000000000</text:p>
          </table:table-cell>
          <table:table-cell office:value-type="float" office:value="-0.22629438553091683" table:formula="of:=LOG10(ABS([.B10]-[.D$2])/ABS([.B9]-[.D$2]))/LOG10(ABS([.B9]-[.D$2])/ABS([.B8]-[.D$2]))" table:number-columns-spanned="2" table:number-rows-spanned="1" table:style-name="ce12">
            <text:p>-0.22629438553091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1220850480078" table:style-name="ce5">
            <text:p>2.9122085048007800</text:p>
          </table:table-cell>
          <table:table-cell office:value-type="float" office:value="1.0000000000140394" table:formula="of:=LOG10(ABS([.H10]-[.J$2])/ABS([.H9]-[.J$2]))/LOG10(ABS([.H9]-[.J$2])/ABS([.H8]-[.J$2]))" table:number-columns-spanned="2" table:number-rows-spanned="1" table:style-name="ce12">
            <text:p>1.0000000000140400</text:p>
          </table:table-cell>
          <table:covered-table-cell/>
          <table:table-cell office:value-type="float" office:value="2.984375" table:style-name="ce5">
            <text:p>2.9843750000000000</text:p>
          </table:table-cell>
          <table:table-cell office:value-type="float" office:value="1" table:formula="of:=LOG10(ABS([.K10]-[.M$2])/ABS([.K9]-[.M$2]))/LOG10(ABS([.K9]-[.M$2])/ABS([.K8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.01171875" table:style-name="ce5">
            <text:p>3.0117187500000000</text:p>
          </table:table-cell>
          <table:table-cell office:value-type="float" office:value="-4.4190225827029099" table:formula="of:=LOG10(ABS([.B11]-[.D$2])/ABS([.B10]-[.D$2]))/LOG10(ABS([.B10]-[.D$2])/ABS([.B9]-[.D$2]))" table:number-columns-spanned="2" table:number-rows-spanned="1" table:style-name="ce12">
            <text:p>-4.41902258270291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414723365339999" table:style-name="ce5">
            <text:p>2.9414723365340000</text:p>
          </table:table-cell>
          <table:table-cell office:value-type="float" office:value="0.99999999998223177" table:formula="of:=LOG10(ABS([.H11]-[.J$2])/ABS([.H10]-[.J$2]))/LOG10(ABS([.H10]-[.J$2])/ABS([.H9]-[.J$2]))" table:number-columns-spanned="2" table:number-rows-spanned="1" table:style-name="ce12">
            <text:p>0.9999999999822320</text:p>
          </table:table-cell>
          <table:covered-table-cell/>
          <table:table-cell office:value-type="float" office:value="2.9921875" table:style-name="ce5">
            <text:p>2.9921875000000000</text:p>
          </table:table-cell>
          <table:table-cell office:value-type="float" office:value="1" table:formula="of:=LOG10(ABS([.K11]-[.M$2])/ABS([.K10]-[.M$2]))/LOG10(ABS([.K10]-[.M$2])/ABS([.K9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3.001953125" table:style-name="ce5">
            <text:p>3.0019531250000000</text:p>
          </table:table-cell>
          <table:table-cell office:value-type="float" office:value="-0.22629438553091683" table:formula="of:=LOG10(ABS([.B12]-[.D$2])/ABS([.B11]-[.D$2]))/LOG10(ABS([.B11]-[.D$2])/ABS([.B10]-[.D$2]))" table:number-columns-spanned="2" table:number-rows-spanned="1" table:style-name="ce12">
            <text:p>-0.22629438553091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609815576891498" table:style-name="ce5">
            <text:p>2.9609815576891500</text:p>
          </table:table-cell>
          <table:table-cell office:value-type="float" office:value="0.99999999979639198" table:formula="of:=LOG10(ABS([.H12]-[.J$2])/ABS([.H11]-[.J$2]))/LOG10(ABS([.H11]-[.J$2])/ABS([.H10]-[.J$2]))" table:number-columns-spanned="2" table:number-rows-spanned="1" table:style-name="ce12">
            <text:p>0.9999999997963920</text:p>
          </table:table-cell>
          <table:covered-table-cell/>
          <table:table-cell office:value-type="float" office:value="2.99609375" table:style-name="ce5">
            <text:p>2.9960937500000000</text:p>
          </table:table-cell>
          <table:table-cell office:value-type="float" office:value="1" table:formula="of:=LOG10(ABS([.K12]-[.M$2])/ABS([.K11]-[.M$2]))/LOG10(ABS([.K11]-[.M$2])/ABS([.K10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.9970703125" table:style-name="ce5">
            <text:p>2.9970703125000000</text:p>
          </table:table-cell>
          <table:table-cell office:value-type="float" office:value="-4.4190225827029099" table:formula="of:=LOG10(ABS([.B13]-[.D$2])/ABS([.B12]-[.D$2]))/LOG10(ABS([.B12]-[.D$2])/ABS([.B11]-[.D$2]))" table:number-columns-spanned="2" table:number-rows-spanned="1" table:style-name="ce12">
            <text:p>-4.41902258270291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739877051238301" table:style-name="ce5">
            <text:p>2.9739877051238300</text:p>
          </table:table-cell>
          <table:table-cell office:value-type="float" office:value="1.0000000003227802" table:formula="of:=LOG10(ABS([.H13]-[.J$2])/ABS([.H12]-[.J$2]))/LOG10(ABS([.H12]-[.J$2])/ABS([.H11]-[.J$2]))" table:number-columns-spanned="2" table:number-rows-spanned="1" table:style-name="ce12">
            <text:p>1.0000000003227800</text:p>
          </table:table-cell>
          <table:covered-table-cell/>
          <table:table-cell office:value-type="float" office:value="2.998046875" table:style-name="ce5">
            <text:p>2.9980468750000000</text:p>
          </table:table-cell>
          <table:table-cell office:value-type="float" office:value="1" table:formula="of:=LOG10(ABS([.K13]-[.M$2])/ABS([.K12]-[.M$2]))/LOG10(ABS([.K12]-[.M$2])/ABS([.K11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2.99951171875" table:style-name="ce5">
            <text:p>2.9995117187500000</text:p>
          </table:table-cell>
          <table:table-cell office:value-type="float" office:value="-0.22629438553091683" table:formula="of:=LOG10(ABS([.B14]-[.D$2])/ABS([.B13]-[.D$2]))/LOG10(ABS([.B13]-[.D$2])/ABS([.B12]-[.D$2]))" table:number-columns-spanned="2" table:number-rows-spanned="1" table:style-name="ce12">
            <text:p>-0.22629438553091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826584700833099" table:style-name="ce5">
            <text:p>2.9826584700833100</text:p>
          </table:table-cell>
          <table:table-cell office:value-type="float" office:value="1.0000000014134895" table:formula="of:=LOG10(ABS([.H14]-[.J$2])/ABS([.H13]-[.J$2]))/LOG10(ABS([.H13]-[.J$2])/ABS([.H12]-[.J$2]))" table:number-columns-spanned="2" table:number-rows-spanned="1" table:style-name="ce12">
            <text:p>1.0000000014134900</text:p>
          </table:table-cell>
          <table:covered-table-cell/>
          <table:table-cell office:value-type="float" office:value="2.9990234375" table:style-name="ce5">
            <text:p>2.9990234375000000</text:p>
          </table:table-cell>
          <table:table-cell office:value-type="float" office:value="1" table:formula="of:=LOG10(ABS([.K14]-[.M$2])/ABS([.K13]-[.M$2]))/LOG10(ABS([.K13]-[.M$2])/ABS([.K12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3.000732421875" table:style-name="ce5">
            <text:p>3.0007324218750000</text:p>
          </table:table-cell>
          <table:table-cell office:value-type="float" office:value="-4.4190225827029099" table:formula="of:=LOG10(ABS([.B15]-[.D$2])/ABS([.B14]-[.D$2]))/LOG10(ABS([.B14]-[.D$2])/ABS([.B13]-[.D$2]))" table:number-columns-spanned="2" table:number-rows-spanned="1" table:style-name="ce12">
            <text:p>-4.41902258270291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884389800626701" table:style-name="ce5">
            <text:p>2.9884389800626700</text:p>
          </table:table-cell>
          <table:table-cell office:value-type="float" office:value="1.0000000027145843" table:formula="of:=LOG10(ABS([.H15]-[.J$2])/ABS([.H14]-[.J$2]))/LOG10(ABS([.H14]-[.J$2])/ABS([.H13]-[.J$2]))" table:number-columns-spanned="2" table:number-rows-spanned="1" table:style-name="ce12">
            <text:p>1.0000000027145800</text:p>
          </table:table-cell>
          <table:covered-table-cell/>
          <table:table-cell office:value-type="float" office:value="2.99951171875" table:style-name="ce5">
            <text:p>2.9995117187500000</text:p>
          </table:table-cell>
          <table:table-cell office:value-type="float" office:value="1" table:formula="of:=LOG10(ABS([.K15]-[.M$2])/ABS([.K14]-[.M$2]))/LOG10(ABS([.K14]-[.M$2])/ABS([.K13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3.0001220703125" table:style-name="ce5">
            <text:p>3.0001220703125000</text:p>
          </table:table-cell>
          <table:table-cell office:value-type="float" office:value="-0.22629438553091683" table:formula="of:=LOG10(ABS([.B16]-[.D$2])/ABS([.B15]-[.D$2]))/LOG10(ABS([.B15]-[.D$2])/ABS([.B14]-[.D$2]))" table:number-columns-spanned="2" table:number-rows-spanned="1" table:style-name="ce12">
            <text:p>-0.22629438553091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229265338835" table:style-name="ce5">
            <text:p>2.9922926533883500</text:p>
          </table:table-cell>
          <table:table-cell office:value-type="float" office:value="0.99999999854983379" table:formula="of:=LOG10(ABS([.H16]-[.J$2])/ABS([.H15]-[.J$2]))/LOG10(ABS([.H15]-[.J$2])/ABS([.H14]-[.J$2]))" table:number-columns-spanned="2" table:number-rows-spanned="1" table:style-name="ce12">
            <text:p>0.9999999985498340</text:p>
          </table:table-cell>
          <table:covered-table-cell/>
          <table:table-cell office:value-type="float" office:value="2.999755859375" table:style-name="ce5">
            <text:p>2.9997558593750000</text:p>
          </table:table-cell>
          <table:table-cell office:value-type="float" office:value="1" table:formula="of:=LOG10(ABS([.K16]-[.M$2])/ABS([.K15]-[.M$2]))/LOG10(ABS([.K15]-[.M$2])/ABS([.K14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.99981689453125" table:style-name="ce5">
            <text:p>2.9998168945312500</text:p>
          </table:table-cell>
          <table:table-cell office:value-type="float" office:value="-4.4190225823081262" table:formula="of:=LOG10(ABS([.B17]-[.D$2])/ABS([.B16]-[.D$2]))/LOG10(ABS([.B16]-[.D$2])/ABS([.B15]-[.D$2]))" table:number-columns-spanned="2" table:number-rows-spanned="1" table:style-name="ce12">
            <text:p>-4.41902258230813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48617689313699" table:style-name="ce5">
            <text:p>2.9948617689313700</text:p>
          </table:table-cell>
          <table:table-cell office:value-type="float" office:value="0.99999989415323387" table:formula="of:=LOG10(ABS([.H17]-[.J$2])/ABS([.H16]-[.J$2]))/LOG10(ABS([.H16]-[.J$2])/ABS([.H15]-[.J$2]))" table:number-columns-spanned="2" table:number-rows-spanned="1" table:style-name="ce12">
            <text:p>0.9999998941532340</text:p>
          </table:table-cell>
          <table:covered-table-cell/>
          <table:table-cell office:value-type="float" office:value="2.9998779296875" table:style-name="ce5">
            <text:p>2.9998779296875000</text:p>
          </table:table-cell>
          <table:table-cell office:value-type="float" office:value="1" table:formula="of:=LOG10(ABS([.K17]-[.M$2])/ABS([.K16]-[.M$2]))/LOG10(ABS([.K16]-[.M$2])/ABS([.K15]-[.M$2]))" table:number-columns-spanned="2" table:number-rows-spanned="1" table:style-name="ce12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.9999694824218701" table:style-name="ce5">
            <text:p>2.9999694824218700</text:p>
          </table:table-cell>
          <table:table-cell office:value-type="float" office:value="-0.22629438536975144" table:formula="of:=LOG10(ABS([.B18]-[.D$2])/ABS([.B17]-[.D$2]))/LOG10(ABS([.B17]-[.D$2])/ABS([.B16]-[.D$2]))" table:number-columns-spanned="2" table:number-rows-spanned="1" table:style-name="ce12">
            <text:p>-0.226294385369751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65745124777698" table:style-name="ce5">
            <text:p>2.9965745124777700</text:p>
          </table:table-cell>
          <table:table-cell office:value-type="float" office:value="1.0000001037129163" table:formula="of:=LOG10(ABS([.H18]-[.J$2])/ABS([.H17]-[.J$2]))/LOG10(ABS([.H17]-[.J$2])/ABS([.H16]-[.J$2]))" table:number-columns-spanned="2" table:number-rows-spanned="1" table:style-name="ce12">
            <text:p>1.0000001037129200</text:p>
          </table:table-cell>
          <table:covered-table-cell/>
          <table:table-cell office:value-type="float" office:value="2.99993896484375" table:style-name="ce5">
            <text:p>2.9999389648437500</text:p>
          </table:table-cell>
          <table:table-cell office:value-type="float" office:value="0.99999999976906617" table:formula="of:=LOG10(ABS([.K18]-[.M$2])/ABS([.K17]-[.M$2]))/LOG10(ABS([.K17]-[.M$2])/ABS([.K16]-[.M$2]))" table:number-columns-spanned="2" table:number-rows-spanned="1" table:style-name="ce12">
            <text:p>0.999999999769066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3.00004577636718" table:style-name="ce5">
            <text:p>3.0000457763671800</text:p>
          </table:table-cell>
          <table:table-cell office:value-type="float" office:value="-4.4190225862688184" table:formula="of:=LOG10(ABS([.B19]-[.D$2])/ABS([.B18]-[.D$2]))/LOG10(ABS([.B18]-[.D$2])/ABS([.B17]-[.D$2]))" table:number-columns-spanned="2" table:number-rows-spanned="1" table:style-name="ce12">
            <text:p>-4.41902258626882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77163416524499" table:style-name="ce5">
            <text:p>2.9977163416524500</text:p>
          </table:table-cell>
          <table:table-cell office:value-type="float" office:value="1.0000010363497858" table:formula="of:=LOG10(ABS([.H19]-[.J$2])/ABS([.H18]-[.J$2]))/LOG10(ABS([.H18]-[.J$2])/ABS([.H17]-[.J$2]))" table:number-columns-spanned="2" table:number-rows-spanned="1" table:style-name="ce12">
            <text:p>1.0000010363497900</text:p>
          </table:table-cell>
          <table:covered-table-cell/>
          <table:table-cell office:value-type="float" office:value="2.9999694824218701" table:style-name="ce5">
            <text:p>2.9999694824218700</text:p>
          </table:table-cell>
          <table:table-cell office:value-type="float" office:value="0.9999999997480723" table:formula="of:=LOG10(ABS([.K19]-[.M$2])/ABS([.K18]-[.M$2]))/LOG10(ABS([.K18]-[.M$2])/ABS([.K17]-[.M$2]))" table:number-columns-spanned="2" table:number-rows-spanned="1" table:style-name="ce12">
            <text:p>0.999999999748072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3.0000076293945299" table:style-name="ce5">
            <text:p>3.0000076293945300</text:p>
          </table:table-cell>
          <table:table-cell office:value-type="float" office:value="-0.69918032516590578" table:formula="of:=LOG10(ABS([.B20]-[.D$2])/ABS([.B19]-[.D$2]))/LOG10(ABS([.B19]-[.D$2])/ABS([.B18]-[.D$2]))" table:number-columns-spanned="2" table:number-rows-spanned="1" table:style-name="ce12">
            <text:p>-0.699180325165906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84775617417698" table:style-name="ce5">
            <text:p>2.9984775617417700</text:p>
          </table:table-cell>
          <table:table-cell office:value-type="float" office:value="0.99999815348562016" table:formula="of:=LOG10(ABS([.H20]-[.J$2])/ABS([.H19]-[.J$2]))/LOG10(ABS([.H19]-[.J$2])/ABS([.H18]-[.J$2]))" table:number-columns-spanned="2" table:number-rows-spanned="1" table:style-name="ce12">
            <text:p>0.9999981534856200</text:p>
          </table:table-cell>
          <table:covered-table-cell/>
          <table:table-cell office:value-type="float" office:value="2.99998474121093" table:style-name="ce5">
            <text:p>2.9999847412109300</text:p>
          </table:table-cell>
          <table:table-cell office:value-type="float" office:value="0" table:formula="of:=LOG10(ABS([.K20]-[.M$2])/ABS([.K19]-[.M$2]))/LOG10(ABS([.K19]-[.M$2])/ABS([.K18]-[.M$2]))" table:number-columns-spanned="2" table:number-rows-spanned="1" table:style-name="ce12">
            <text:p>0.00000000000000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3.00002670288085" table:style-name="ce5">
            <text:p>3.0000267028808500</text:p>
          </table:table-cell>
          <table:table-cell office:value-type="float" office:value="0.24376650453815701" table:formula="of:=LOG10(ABS([.B21]-[.D$2])/ABS([.B20]-[.D$2]))/LOG10(ABS([.B20]-[.D$2])/ABS([.B19]-[.D$2]))" table:number-columns-spanned="2" table:number-rows-spanned="1" table:style-name="ce12">
            <text:p>0.24376650453815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89850408280398" table:style-name="ce5">
            <text:p>2.9989850408280400</text:p>
          </table:table-cell>
          <table:table-cell office:value-type="float" office:value="0.99999754410820041" table:formula="of:=LOG10(ABS([.H21]-[.J$2])/ABS([.H20]-[.J$2]))/LOG10(ABS([.H20]-[.J$2])/ABS([.H19]-[.J$2]))" table:number-columns-spanned="2" table:number-rows-spanned="1" table:style-name="ce12">
            <text:p>0.9999975441082000</text:p>
          </table:table-cell>
          <table:covered-table-cell/>
          <table:table-cell office:value-type="float" office:value="2.99998474121093" table:style-name="ce5">
            <text:p>2.99998474121093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3.0000362396240199" table:style-name="ce5">
            <text:p>3.0000362396240200</text:p>
          </table:table-cell>
          <table:table-cell office:value-type="float" office:value="0.40478514676715704" table:formula="of:=LOG10(ABS([.B22]-[.D$2])/ABS([.B21]-[.D$2]))/LOG10(ABS([.B21]-[.D$2])/ABS([.B20]-[.D$2]))" table:number-columns-spanned="2" table:number-rows-spanned="1" table:style-name="ce12">
            <text:p>0.40478514676715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3233596561502" table:style-name="ce5">
            <text:p>2.9993233596561500</text:p>
          </table:table-cell>
          <table:table-cell office:value-type="float" office:value="1.0000118610484419" table:formula="of:=LOG10(ABS([.H22]-[.J$2])/ABS([.H21]-[.J$2]))/LOG10(ABS([.H21]-[.J$2])/ABS([.H20]-[.J$2]))" table:number-columns-spanned="2" table:number-rows-spanned="1" table:style-name="ce12">
            <text:p>1.00001186104844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3.0000410079956001" table:style-name="ce5">
            <text:p>3.0000410079956000</text:p>
          </table:table-cell>
          <table:table-cell office:value-type="float" office:value="0.4571669097733369" table:formula="of:=LOG10(ABS([.B23]-[.D$2])/ABS([.B22]-[.D$2]))/LOG10(ABS([.B22]-[.D$2])/ABS([.B21]-[.D$2]))" table:number-columns-spanned="2" table:number-rows-spanned="1" table:style-name="ce12">
            <text:p>0.45716690977333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5489080095901" table:style-name="ce5">
            <text:p>2.9995489080095900</text:p>
          </table:table-cell>
          <table:table-cell office:value-type="float" office:value="0.99996339706318893" table:formula="of:=LOG10(ABS([.H23]-[.J$2])/ABS([.H22]-[.J$2]))/LOG10(ABS([.H22]-[.J$2])/ABS([.H21]-[.J$2]))" table:number-columns-spanned="2" table:number-rows-spanned="1" table:style-name="ce12">
            <text:p>0.999963397063189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3.0000433921813898" table:style-name="ce5">
            <text:p>3.0000433921813900</text:p>
          </table:table-cell>
          <table:table-cell office:value-type="float" office:value="0.47957653357514529" table:formula="of:=LOG10(ABS([.B24]-[.D$2])/ABS([.B23]-[.D$2]))/LOG10(ABS([.B23]-[.D$2])/ABS([.B22]-[.D$2]))" table:number-columns-spanned="2" table:number-rows-spanned="1" table:style-name="ce12">
            <text:p>0.479576533575145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6992685912698" table:style-name="ce5">
            <text:p>2.9996992685912700</text:p>
          </table:table-cell>
          <table:table-cell office:value-type="float" office:value="1.0001011820285879" table:formula="of:=LOG10(ABS([.H24]-[.J$2])/ABS([.H23]-[.J$2]))/LOG10(ABS([.H23]-[.J$2])/ABS([.H22]-[.J$2]))" table:number-columns-spanned="2" table:number-rows-spanned="1" table:style-name="ce12">
            <text:p>1.00010118202859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3.0000445842742902" table:style-name="ce5">
            <text:p>3.0000445842742900</text:p>
          </table:table-cell>
          <table:table-cell office:value-type="float" office:value="0.49001704102542271" table:formula="of:=LOG10(ABS([.B25]-[.D$2])/ABS([.B24]-[.D$2]))/LOG10(ABS([.B24]-[.D$2])/ABS([.B23]-[.D$2]))" table:number-columns-spanned="2" table:number-rows-spanned="1" table:style-name="ce12">
            <text:p>0.490017041025423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7995183422601" table:style-name="ce5">
            <text:p>2.9997995183422600</text:p>
          </table:table-cell>
          <table:table-cell office:value-type="float" office:value="0.99986815496535153" table:formula="of:=LOG10(ABS([.H25]-[.J$2])/ABS([.H24]-[.J$2]))/LOG10(ABS([.H24]-[.J$2])/ABS([.H23]-[.J$2]))" table:number-columns-spanned="2" table:number-rows-spanned="1" table:style-name="ce12">
            <text:p>0.999868154965352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3.00004518032073" table:style-name="ce5">
            <text:p>3.0000451803207300</text:p>
          </table:table-cell>
          <table:table-cell office:value-type="float" office:value="0.49506355768237792" table:formula="of:=LOG10(ABS([.B26]-[.D$2])/ABS([.B25]-[.D$2]))/LOG10(ABS([.B25]-[.D$2])/ABS([.B24]-[.D$2]))" table:number-columns-spanned="2" table:number-rows-spanned="1" table:style-name="ce12">
            <text:p>0.495063557682378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8663423813001" table:style-name="ce5">
            <text:p>2.9998663423813000</text:p>
          </table:table-cell>
          <table:table-cell office:value-type="float" office:value="0.99991196926219716" table:formula="of:=LOG10(ABS([.H26]-[.J$2])/ABS([.H25]-[.J$2]))/LOG10(ABS([.H25]-[.J$2])/ABS([.H24]-[.J$2]))" table:number-columns-spanned="2" table:number-rows-spanned="1" table:style-name="ce12">
            <text:p>0.999911969262197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3.0000454783439601" table:style-name="ce5">
            <text:p>3.0000454783439600</text:p>
          </table:table-cell>
          <table:table-cell office:value-type="float" office:value="0.49754524794599309" table:formula="of:=LOG10(ABS([.B27]-[.D$2])/ABS([.B26]-[.D$2]))/LOG10(ABS([.B26]-[.D$2])/ABS([.B25]-[.D$2]))" table:number-columns-spanned="2" table:number-rows-spanned="1" table:style-name="ce12">
            <text:p>0.497545247945993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108896202702" table:style-name="ce5">
            <text:p>2.9999108896202700</text:p>
          </table:table-cell>
          <table:table-cell office:value-type="float" office:value="0.98059256907777892" table:formula="of:=LOG10(ABS([.H27]-[.J$2])/ABS([.H26]-[.J$2]))/LOG10(ABS([.H26]-[.J$2])/ABS([.H25]-[.J$2]))" table:number-columns-spanned="2" table:number-rows-spanned="1" table:style-name="ce12">
            <text:p>0.980592569077779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3.0000456273555698" table:style-name="ce5">
            <text:p>3.0000456273555700</text:p>
          </table:table-cell>
          <table:table-cell office:value-type="float" office:value="0.49877601237834607" table:formula="of:=LOG10(ABS([.B28]-[.D$2])/ABS([.B27]-[.D$2]))/LOG10(ABS([.B27]-[.D$2])/ABS([.B26]-[.D$2]))" table:number-columns-spanned="2" table:number-rows-spanned="1" table:style-name="ce12">
            <text:p>0.498776012378346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401202681302" table:style-name="ce5">
            <text:p>2.9999401202681300</text:p>
          </table:table-cell>
          <table:table-cell office:value-type="float" office:value="1.0109303807925465" table:formula="of:=LOG10(ABS([.H28]-[.J$2])/ABS([.H27]-[.J$2]))/LOG10(ABS([.H27]-[.J$2])/ABS([.H26]-[.J$2]))" table:number-columns-spanned="2" table:number-rows-spanned="1" table:style-name="ce12">
            <text:p>1.01093038079255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3.0000457018613802" table:style-name="ce5">
            <text:p>3.0000457018613800</text:p>
          </table:table-cell>
          <table:table-cell office:value-type="float" office:value="0.49938874786745413" table:formula="of:=LOG10(ABS([.B29]-[.D$2])/ABS([.B28]-[.D$2]))/LOG10(ABS([.B28]-[.D$2])/ABS([.B27]-[.D$2]))" table:number-columns-spanned="2" table:number-rows-spanned="1" table:style-name="ce12">
            <text:p>0.499388747867454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599369244199" table:style-name="ce5">
            <text:p>2.9999599369244200</text:p>
          </table:table-cell>
          <table:table-cell office:value-type="float" office:value="1.1430852480754834" table:formula="of:=LOG10(ABS([.H29]-[.J$2])/ABS([.H28]-[.J$2]))/LOG10(ABS([.H28]-[.J$2])/ABS([.H27]-[.J$2]))" table:number-columns-spanned="2" table:number-rows-spanned="1" table:style-name="ce12">
            <text:p>1.1430852480754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3.0000457391142801" table:style-name="ce5">
            <text:p>3.0000457391142800</text:p>
          </table:table-cell>
          <table:table-cell office:value-type="float" office:value="0.49969461116793767" table:formula="of:=LOG10(ABS([.B30]-[.D$2])/ABS([.B29]-[.D$2]))/LOG10(ABS([.B29]-[.D$2])/ABS([.B28]-[.D$2]))" table:number-columns-spanned="2" table:number-rows-spanned="1" table:style-name="ce12">
            <text:p>0.499694611167938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746933148601" table:style-name="ce5">
            <text:p>2.9999746933148600</text:p>
          </table:table-cell>
          <table:table-cell office:value-type="float" office:value="1.9121199147505814" table:formula="of:=LOG10(ABS([.H30]-[.J$2])/ABS([.H29]-[.J$2]))/LOG10(ABS([.H29]-[.J$2])/ABS([.H28]-[.J$2]))" table:number-columns-spanned="2" table:number-rows-spanned="1" table:style-name="ce12">
            <text:p>1.9121199147505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3.0000457577407298" table:style-name="ce5">
            <text:p>3.0000457577407300</text:p>
          </table:table-cell>
          <table:table-cell office:value-type="float" office:value="0.4998476463495159" table:formula="of:=LOG10(ABS([.B31]-[.D$2])/ABS([.B30]-[.D$2]))/LOG10(ABS([.B30]-[.D$2])/ABS([.B29]-[.D$2]))" table:number-columns-spanned="2" table:number-rows-spanned="1" table:style-name="ce12">
            <text:p>0.499847646349516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894864330998" table:style-name="ce5">
            <text:p>2.9999894864331000</text:p>
          </table:table-cell>
          <table:table-cell office:value-type="float" office:value="-1.8494243688435812" table:formula="of:=LOG10(ABS([.H31]-[.J$2])/ABS([.H30]-[.J$2]))/LOG10(ABS([.H30]-[.J$2])/ABS([.H29]-[.J$2]))" table:number-columns-spanned="2" table:number-rows-spanned="1" table:style-name="ce12">
            <text:p>-1.8494243688435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3.00004576705396" table:style-name="ce5">
            <text:p>3.0000457670539600</text:p>
          </table:table-cell>
          <table:table-cell office:value-type="float" office:value="0.49992316866637843" table:formula="of:=LOG10(ABS([.B32]-[.D$2])/ABS([.B31]-[.D$2]))/LOG10(ABS([.B31]-[.D$2])/ABS([.B30]-[.D$2]))" table:number-columns-spanned="2" table:number-rows-spanned="1" table:style-name="ce12">
            <text:p>0.499923168666378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4663235125" table:style-name="ce5">
            <text:p>2.9999466323512500</text:p>
          </table:table-cell>
          <table:table-cell office:value-type="float" office:value="-0.24397857638482395" table:formula="of:=LOG10(ABS([.H32]-[.J$2])/ABS([.H31]-[.J$2]))/LOG10(ABS([.H31]-[.J$2])/ABS([.H30]-[.J$2]))" table:number-columns-spanned="2" table:number-rows-spanned="1" table:style-name="ce12">
            <text:p>-0.243978576384824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3.0000457717105702" table:style-name="ce5">
            <text:p>3.0000457717105700</text:p>
          </table:table-cell>
          <table:table-cell office:value-type="float" office:value="0.4999628987513573" table:formula="of:=LOG10(ABS([.B33]-[.D$2])/ABS([.B32]-[.D$2]))/LOG10(ABS([.B32]-[.D$2])/ABS([.B31]-[.D$2]))" table:number-columns-spanned="2" table:number-rows-spanned="1" table:style-name="ce12">
            <text:p>0.499962898751357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640958743199" table:style-name="ce5">
            <text:p>2.9999640958743200</text:p>
          </table:table-cell>
          <table:table-cell office:value-type="float" office:value="0.92537622280045162" table:formula="of:=LOG10(ABS([.H33]-[.J$2])/ABS([.H32]-[.J$2]))/LOG10(ABS([.H32]-[.J$2])/ABS([.H31]-[.J$2]))" table:number-columns-spanned="2" table:number-rows-spanned="1" table:style-name="ce12">
            <text:p>0.925376222800452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3.0000457740388802" table:style-name="ce5">
            <text:p>3.0000457740388800</text:p>
          </table:table-cell>
          <table:table-cell office:value-type="float" office:value="0.49997863697618095" table:formula="of:=LOG10(ABS([.B34]-[.D$2])/ABS([.B33]-[.D$2]))/LOG10(ABS([.B33]-[.D$2])/ABS([.B32]-[.D$2]))" table:number-columns-spanned="2" table:number-rows-spanned="1" table:style-name="ce12">
            <text:p>0.499978636976181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751196829898" table:style-name="ce5">
            <text:p>2.9999751196829900</text:p>
          </table:table-cell>
          <table:table-cell office:value-type="float" office:value="1.002068341397484" table:formula="of:=LOG10(ABS([.H34]-[.J$2])/ABS([.H33]-[.J$2]))/LOG10(ABS([.H33]-[.J$2])/ABS([.H32]-[.J$2]))" table:number-columns-spanned="2" table:number-rows-spanned="1" table:style-name="ce12">
            <text:p>1.00206834139748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3.0000457752030298" table:style-name="ce5">
            <text:p>3.0000457752030300</text:p>
          </table:table-cell>
          <table:table-cell office:value-type="float" office:value="0.49999504062202599" table:formula="of:=LOG10(ABS([.B35]-[.D$2])/ABS([.B34]-[.D$2]))/LOG10(ABS([.B34]-[.D$2])/ABS([.B33]-[.D$2]))" table:number-columns-spanned="2" table:number-rows-spanned="1" table:style-name="ce12">
            <text:p>0.499995040622026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827718755299" table:style-name="ce5">
            <text:p>2.9999827718755300</text:p>
          </table:table-cell>
          <table:table-cell office:value-type="float" office:value="7.0980722110260794" table:formula="of:=LOG10(ABS([.H35]-[.J$2])/ABS([.H34]-[.J$2]))/LOG10(ABS([.H34]-[.J$2])/ABS([.H33]-[.J$2]))" table:number-columns-spanned="2" table:number-rows-spanned="1" table:style-name="ce12">
            <text:p>7.09807221102608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3.00004577578511" table:style-name="ce5">
            <text:p>3.0000457757851100</text:p>
          </table:table-cell>
          <table:table-cell office:value-type="float" office:value="0.49997768427742934" table:formula="of:=LOG10(ABS([.B36]-[.D$2])/ABS([.B35]-[.D$2]))/LOG10(ABS([.B35]-[.D$2])/ABS([.B34]-[.D$2]))" table:number-columns-spanned="2" table:number-rows-spanned="1" table:style-name="ce12">
            <text:p>0.499977684277429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987315932102" table:style-name="ce5">
            <text:p>2.9999987315932100</text:p>
          </table:table-cell>
          <table:table-cell office:value-type="float" office:value="-2.9707238850225974" table:formula="of:=LOG10(ABS([.H36]-[.J$2])/ABS([.H35]-[.J$2]))/LOG10(ABS([.H35]-[.J$2])/ABS([.H34]-[.J$2]))" table:number-columns-spanned="2" table:number-rows-spanned="1" table:style-name="ce12">
            <text:p>-2.97072388502260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3.0000457760761399" table:style-name="ce5">
            <text:p>3.0000457760761400</text:p>
          </table:table-cell>
          <table:table-cell office:value-type="float" office:value="0.50001516386899425" table:formula="of:=LOG10(ABS([.B37]-[.D$2])/ABS([.B36]-[.D$2]))/LOG10(ABS([.B36]-[.D$2])/ABS([.B35]-[.D$2]))" table:number-columns-spanned="2" table:number-rows-spanned="1" table:style-name="ce12">
            <text:p>0.500015163868994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70553909015201" table:style-name="ce5">
            <text:p>2.9970553909015200</text:p>
          </table:table-cell>
          <table:table-cell office:value-type="float" office:value="-5.2318283802763384E-2" table:formula="of:=LOG10(ABS([.H37]-[.J$2])/ABS([.H36]-[.J$2]))/LOG10(ABS([.H36]-[.J$2])/ABS([.H35]-[.J$2]))" table:number-columns-spanned="2" table:number-rows-spanned="1" table:style-name="ce12">
            <text:p>-0.0523182838027634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3.0000457762216599" table:style-name="ce5">
            <text:p>3.0000457762216600</text:p>
          </table:table-cell>
          <table:table-cell office:value-type="float" office:value="0.49999880786526379" table:formula="of:=LOG10(ABS([.B38]-[.D$2])/ABS([.B37]-[.D$2]))/LOG10(ABS([.B37]-[.D$2])/ABS([.B36]-[.D$2]))" table:number-columns-spanned="2" table:number-rows-spanned="1" table:style-name="ce12">
            <text:p>0.499998807865264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80369272834499" table:style-name="ce5">
            <text:p>2.9980369272834500</text:p>
          </table:table-cell>
          <table:table-cell office:value-type="float" office:value="0.99999921472637099" table:formula="of:=LOG10(ABS([.H38]-[.J$2])/ABS([.H37]-[.J$2]))/LOG10(ABS([.H37]-[.J$2])/ABS([.H36]-[.J$2]))" table:number-columns-spanned="2" table:number-rows-spanned="1" table:style-name="ce12">
            <text:p>0.999999214726371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3.0000457762944199" table:style-name="ce5">
            <text:p>3.0000457762944200</text:p>
          </table:table-cell>
          <table:table-cell office:value-type="float" office:value="0.50000245576970981" table:formula="of:=LOG10(ABS([.B39]-[.D$2])/ABS([.B38]-[.D$2]))/LOG10(ABS([.B38]-[.D$2])/ABS([.B37]-[.D$2]))" table:number-columns-spanned="2" table:number-rows-spanned="1" table:style-name="ce12">
            <text:p>0.50000245576971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86912844494502" table:style-name="ce5">
            <text:p>2.9986912844494500</text:p>
          </table:table-cell>
          <table:table-cell office:value-type="float" office:value="1.0000049337576549" table:formula="of:=LOG10(ABS([.H39]-[.J$2])/ABS([.H38]-[.J$2]))/LOG10(ABS([.H38]-[.J$2])/ABS([.H37]-[.J$2]))" table:number-columns-spanned="2" table:number-rows-spanned="1" table:style-name="ce12">
            <text:p>1.00000493375765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3.0000457763308002" table:style-name="ce5">
            <text:p>3.0000457763308000</text:p>
          </table:table-cell>
          <table:table-cell office:value-type="float" office:value="0.49999359842799768" table:formula="of:=LOG10(ABS([.B40]-[.D$2])/ABS([.B39]-[.D$2]))/LOG10(ABS([.B39]-[.D$2])/ABS([.B38]-[.D$2]))" table:number-columns-spanned="2" table:number-rows-spanned="1" table:style-name="ce12">
            <text:p>0.499993598427998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1275244408699" table:style-name="ce5">
            <text:p>2.9991275244408700</text:p>
          </table:table-cell>
          <table:table-cell office:value-type="float" office:value="0.99999012660449815" table:formula="of:=LOG10(ABS([.H40]-[.J$2])/ABS([.H39]-[.J$2]))/LOG10(ABS([.H39]-[.J$2])/ABS([.H38]-[.J$2]))" table:number-columns-spanned="2" table:number-rows-spanned="1" table:style-name="ce12">
            <text:p>0.999990126604498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3.0000457763489901" table:style-name="ce5">
            <text:p>3.0000457763489900</text:p>
          </table:table-cell>
          <table:table-cell office:value-type="float" office:value="0.50026840586618948" table:formula="of:=LOG10(ABS([.B41]-[.D$2])/ABS([.B40]-[.D$2]))/LOG10(ABS([.B40]-[.D$2])/ABS([.B39]-[.D$2]))" table:number-columns-spanned="2" table:number-rows-spanned="1" table:style-name="ce12">
            <text:p>0.500268405866189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41834828175" table:style-name="ce5">
            <text:p>2.9994183482817500</text:p>
          </table:table-cell>
          <table:table-cell office:value-type="float" office:value="1.0000128836491173" table:formula="of:=LOG10(ABS([.H41]-[.J$2])/ABS([.H40]-[.J$2]))/LOG10(ABS([.H40]-[.J$2])/ABS([.H39]-[.J$2]))" table:number-columns-spanned="2" table:number-rows-spanned="1" table:style-name="ce12">
            <text:p>1.00001288364912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3.0000457763580899" table:style-name="ce5">
            <text:p>3.0000457763580900</text:p>
          </table:table-cell>
          <table:table-cell office:value-type="float" office:value="0.50002432656976881" table:formula="of:=LOG10(ABS([.B42]-[.D$2])/ABS([.B41]-[.D$2]))/LOG10(ABS([.B41]-[.D$2])/ABS([.B40]-[.D$2]))" table:number-columns-spanned="2" table:number-rows-spanned="1" table:style-name="ce12">
            <text:p>0.500024326569769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6122333164701" table:style-name="ce5">
            <text:p>2.9996122333164700</text:p>
          </table:table-cell>
          <table:table-cell office:value-type="float" office:value="1.0000219015641338" table:formula="of:=LOG10(ABS([.H42]-[.J$2])/ABS([.H41]-[.J$2]))/LOG10(ABS([.H41]-[.J$2])/ABS([.H40]-[.J$2]))" table:number-columns-spanned="2" table:number-rows-spanned="1" table:style-name="ce12">
            <text:p>1.00002190156413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3.00004577636264" table:style-name="ce5">
            <text:p>3.0000457763626400</text:p>
          </table:table-cell>
          <table:table-cell office:value-type="float" office:value="0.4989263723112905" table:formula="of:=LOG10(ABS([.B43]-[.D$2])/ABS([.B42]-[.D$2]))/LOG10(ABS([.B42]-[.D$2])/ABS([.B41]-[.D$2]))" table:number-columns-spanned="2" table:number-rows-spanned="1" table:style-name="ce12">
            <text:p>0.498926372311291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7414919257301" table:style-name="ce5">
            <text:p>2.9997414919257300</text:p>
          </table:table-cell>
          <table:table-cell office:value-type="float" office:value="0.99932984825036053" table:formula="of:=LOG10(ABS([.H43]-[.J$2])/ABS([.H42]-[.J$2]))/LOG10(ABS([.H42]-[.J$2])/ABS([.H41]-[.J$2]))" table:number-columns-spanned="2" table:number-rows-spanned="1" table:style-name="ce12">
            <text:p>0.999329848250361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3.0000457763649102" table:style-name="ce5">
            <text:p>3.0000457763649100</text:p>
          </table:table-cell>
          <table:table-cell office:value-type="float" office:value="0.50215178179489017" table:formula="of:=LOG10(ABS([.B44]-[.D$2])/ABS([.B43]-[.D$2]))/LOG10(ABS([.B43]-[.D$2])/ABS([.B42]-[.D$2]))" table:number-columns-spanned="2" table:number-rows-spanned="1" table:style-name="ce12">
            <text:p>0.50215178179489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82761648026" table:style-name="ce5">
            <text:p>2.9998276164802600</text:p>
          </table:table-cell>
          <table:table-cell office:value-type="float" office:value="0.99903908411908426" table:formula="of:=LOG10(ABS([.H44]-[.J$2])/ABS([.H43]-[.J$2]))/LOG10(ABS([.H43]-[.J$2])/ABS([.H42]-[.J$2]))" table:number-columns-spanned="2" table:number-rows-spanned="1" table:style-name="ce12">
            <text:p>0.999039084119084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3.0000457763660502" table:style-name="ce5">
            <text:p>3.0000457763660500</text:p>
          </table:table-cell>
          <table:table-cell office:value-type="float" office:value="0.49123489473818011" table:formula="of:=LOG10(ABS([.B45]-[.D$2])/ABS([.B44]-[.D$2]))/LOG10(ABS([.B44]-[.D$2])/ABS([.B43]-[.D$2]))" table:number-columns-spanned="2" table:number-rows-spanned="1" table:style-name="ce12">
            <text:p>0.49123489473818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8850030092599" table:style-name="ce5">
            <text:p>2.9998850030092600</text:p>
          </table:table-cell>
          <table:table-cell office:value-type="float" office:value="0.99568250372566314" table:formula="of:=LOG10(ABS([.H45]-[.J$2])/ABS([.H44]-[.J$2]))/LOG10(ABS([.H44]-[.J$2])/ABS([.H43]-[.J$2]))" table:number-columns-spanned="2" table:number-rows-spanned="1" table:style-name="ce12">
            <text:p>0.995682503725663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3.0000457763666102" table:style-name="ce5">
            <text:p>3.0000457763666100</text:p>
          </table:table-cell>
          <table:table-cell office:value-type="float" office:value="0.51784298285590424" table:formula="of:=LOG10(ABS([.B46]-[.D$2])/ABS([.B45]-[.D$2]))/LOG10(ABS([.B45]-[.D$2])/ABS([.B44]-[.D$2]))" table:number-columns-spanned="2" table:number-rows-spanned="1" table:style-name="ce12">
            <text:p>0.517842982855904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231513462998" table:style-name="ce5">
            <text:p>2.9999231513463000</text:p>
          </table:table-cell>
          <table:table-cell office:value-type="float" office:value="1.0084115621936725" table:formula="of:=LOG10(ABS([.H46]-[.J$2])/ABS([.H45]-[.J$2]))/LOG10(ABS([.H45]-[.J$2])/ABS([.H44]-[.J$2]))" table:number-columns-spanned="2" table:number-rows-spanned="1" table:style-name="ce12">
            <text:p>1.00841156219367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float" office:value="3.0000457763669002" table:style-name="ce5">
            <text:p>3.0000457763669000</text:p>
          </table:table-cell>
          <table:table-cell office:value-type="float" office:value="0.48238896348510885" table:formula="of:=LOG10(ABS([.B47]-[.D$2])/ABS([.B46]-[.D$2]))/LOG10(ABS([.B46]-[.D$2])/ABS([.B45]-[.D$2]))" table:number-columns-spanned="2" table:number-rows-spanned="1" table:style-name="ce12">
            <text:p>0.482388963485109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4881842979" table:style-name="ce5">
            <text:p>2.9999488184297900</text:p>
          </table:table-cell>
          <table:table-cell office:value-type="float" office:value="0.94154022526143732" table:formula="of:=LOG10(ABS([.H47]-[.J$2])/ABS([.H46]-[.J$2]))/LOG10(ABS([.H46]-[.J$2])/ABS([.H45]-[.J$2]))" table:number-columns-spanned="2" table:number-rows-spanned="1" table:style-name="ce12">
            <text:p>0.941540225261437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3.0000457763670401" table:style-name="ce5">
            <text:p>3.0000457763670400</text:p>
          </table:table-cell>
          <table:table-cell office:value-type="float" office:value="0.49841272301498241" table:formula="of:=LOG10(ABS([.B48]-[.D$2])/ABS([.B47]-[.D$2]))/LOG10(ABS([.B47]-[.D$2])/ABS([.B46]-[.D$2]))" table:number-columns-spanned="2" table:number-rows-spanned="1" table:style-name="ce12">
            <text:p>0.498412723014982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6509316908" table:style-name="ce5">
            <text:p>2.9999650931690800</text:p>
          </table:table-cell>
          <table:table-cell office:value-type="float" office:value="1.0625365286603703" table:formula="of:=LOG10(ABS([.H48]-[.J$2])/ABS([.H47]-[.J$2]))/LOG10(ABS([.H47]-[.J$2])/ABS([.H46]-[.J$2]))" table:number-columns-spanned="2" table:number-rows-spanned="1" table:style-name="ce12">
            <text:p>1.06253652866037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3.0000457763671098" table:style-name="ce5">
            <text:p>3.0000457763671100</text:p>
          </table:table-cell>
          <table:table-cell office:value-type="float" office:value="0.57961785500888008" table:formula="of:=LOG10(ABS([.B49]-[.D$2])/ABS([.B48]-[.D$2]))/LOG10(ABS([.B48]-[.D$2])/ABS([.B47]-[.D$2]))" table:number-columns-spanned="2" table:number-rows-spanned="1" table:style-name="ce12">
            <text:p>0.579617855008880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7675586072" table:style-name="ce5">
            <text:p>2.9999767558607200</text:p>
          </table:table-cell>
          <table:table-cell office:value-type="float" office:value="0" table:formula="of:=LOG10(ABS([.H49]-[.J$2])/ABS([.H48]-[.J$2]))/LOG10(ABS([.H48]-[.J$2])/ABS([.H47]-[.J$2]))" table:number-columns-spanned="2" table:number-rows-spanned="1" table:style-name="ce12">
            <text:p>0.00000000000000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3.0000457763671502" table:style-name="ce5">
            <text:p>3.0000457763671500</text:p>
          </table:table-cell>
          <table:table-cell office:value-type="float" office:value="0.24175830540976165" table:formula="of:=LOG10(ABS([.B50]-[.D$2])/ABS([.B49]-[.D$2]))/LOG10(ABS([.B49]-[.D$2])/ABS([.B48]-[.D$2]))" table:number-columns-spanned="2" table:number-rows-spanned="1" table:style-name="ce12">
            <text:p>0.2417583054097620</text:p>
          </table:table-cell>
          <table:covered-table-cell/>
          <table:table-cell table:style-name="ce5"/>
          <table:table-cell table:number-columns-repeated="2" table:style-name="ce1"/>
          <table:table-cell office:value-type="float" office:value="2.99997675586072" table:style-name="ce5">
            <text:p>2.99997675586072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float" office:value="3.00004577636716" table:style-name="ce5">
            <text:p>3.0000457763671600</text:p>
          </table:table-cell>
          <table:table-cell office:value-type="float" office:value="1.0454538361051875" table:formula="of:=LOG10(ABS([.B51]-[.D$2])/ABS([.B50]-[.D$2]))/LOG10(ABS([.B50]-[.D$2])/ABS([.B49]-[.D$2]))" table:number-columns-spanned="2" table:number-rows-spanned="1" table:style-name="ce12">
            <text:p>1.0454538361051900</text:p>
          </table:table-cell>
          <table:covered-table-cell/>
          <table:table-cell table:number-columns-repeated="4" table:style-name="ce5"/>
          <table:table-cell table:number-columns-repeated="16376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3.0000457763671702" table:style-name="ce5">
            <text:p>3.0000457763671700</text:p>
          </table:table-cell>
          <table:table-cell office:value-type="float" office:value="0.95652238813860524" table:formula="of:=LOG10(ABS([.B52]-[.D$2])/ABS([.B51]-[.D$2]))/LOG10(ABS([.B51]-[.D$2])/ABS([.B50]-[.D$2]))" table:number-columns-spanned="2" table:number-rows-spanned="1" table:style-name="ce12">
            <text:p>0.9565223881386050</text:p>
          </table:table-cell>
          <table:covered-table-cell/>
          <table:table-cell table:number-columns-repeated="4" table:style-name="ce5"/>
          <table:table-cell table:number-columns-repeated="16376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3.00004577636718" table:style-name="ce5">
            <text:p>3.0000457763671800</text:p>
          </table:table-cell>
          <table:table-cell office:value-type="float" office:value="0" table:formula="of:=LOG10(ABS([.B53]-[.D$2])/ABS([.B52]-[.D$2]))/LOG10(ABS([.B52]-[.D$2])/ABS([.B51]-[.D$2]))" table:number-columns-spanned="2" table:number-rows-spanned="1" table:style-name="ce12">
            <text:p>0.0000000000000000</text:p>
          </table:table-cell>
          <table:covered-table-cell/>
          <table:table-cell table:number-columns-repeated="4" table:style-name="ce5"/>
          <table:table-cell table:number-columns-repeated="16376" table:style-name="ce1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float" office:value="3.00004577636718" table:style-name="ce5">
            <text:p>3.0000457763671800</text:p>
          </table:table-cell>
          <table:table-cell office:value-type="float" office:value="0" table:formula="of:=LOG10(ABS([.B54]-[.D$2])/ABS([.B53]-[.D$2]))/LOG10(ABS([.B53]-[.D$2])/ABS([.B52]-[.D$2]))" table:number-columns-spanned="2" table:number-rows-spanned="1" table:style-name="ce12">
            <text:p>#DIV/0!</text:p>
          </table:table-cell>
          <table:covered-table-cell/>
          <table:table-cell table:number-columns-repeated="4" table:style-name="ce5"/>
          <table:table-cell table:number-columns-repeated="16376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3.00004577636718" table:style-name="ce5">
            <text:p>3.00004577636718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Equação_3" table:style-name="ta3">
        <table:table-column table:style-name="co9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number-columns-repeated="16371" table:default-cell-style-name="ce1"/>
        <table:table-row table:style-name="ro1">
          <table:table-cell office:value-type="string" table:number-columns-spanned="1" table:number-rows-spanned="2" table:style-name="ce9">
            <text:p>i</text:p>
          </table:table-cell>
          <table:table-cell office:value-type="string" table:style-name="ce3">
            <text:p>Bissecti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3">
            <text:p>Secant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2">
            <text:p>Newton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office:value-type="string" table:style-name="ce3">
            <text:p>Halley</text:p>
          </table:table-cell>
          <table:table-cell office:value-type="string" table:number-columns-spanned="2" table:number-rows-spanned="1" table:style-name="ce10">
            <text:p>Ordem de convergência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a=0; b=2</text:p>
          </table:table-cell>
          <table:table-cell office:value-type="string" table:style-name="ce15">
            <text:p>x*=</text:p>
          </table:table-cell>
          <table:table-cell office:value-type="float" office:value="0" table:style-name="ce16">
            <text:p>0.0000000000000000</text:p>
          </table:table-cell>
          <table:table-cell office:value-type="string" table:style-name="ce3">
            <text:p>x0=1; x1=2</text:p>
          </table:table-cell>
          <table:table-cell office:value-type="string" table:style-name="ce15">
            <text:p>x*=</text:p>
          </table:table-cell>
          <table:table-cell office:value-type="float" office:value="0" table:style-name="ce16">
            <text:p>0.0000000000000000</text:p>
          </table:table-cell>
          <table:table-cell office:value-type="string" table:style-name="ce3">
            <text:p>x0=1</text:p>
          </table:table-cell>
          <table:table-cell office:value-type="string" table:style-name="ce15">
            <text:p>x*=</text:p>
          </table:table-cell>
          <table:table-cell office:value-type="float" office:value="0" table:style-name="ce16">
            <text:p>0.0000000000000000</text:p>
          </table:table-cell>
          <table:table-cell office:value-type="string" table:style-name="ce3">
            <text:p>x0=1</text:p>
          </table:table-cell>
          <table:table-cell office:value-type="string" table:style-name="ce15">
            <text:p>x*=</text:p>
          </table:table-cell>
          <table:table-cell office:value-type="float" office:value="0" table:style-name="ce16">
            <text:p>0.0000000000000000</text:p>
          </table:table-cell>
          <table:table-cell table:number-columns-repeated="1637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.5" table:style-name="ce5">
            <text:p>0.5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office:value-type="float" office:value="1" table:style-name="ce5">
            <text:p>1.0000000000000000</text:p>
          </table:table-cell>
          <table:table-cell office:value-type="string" table:number-columns-spanned="2" table:number-rows-spanned="1" table:style-name="ce11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-0.25" table:style-name="ce5">
            <text:p>-0.2500000000000000</text:p>
          </table:table-cell>
          <table:table-cell office:value-type="float" office:value="1" table:formula="of:=LOG10(ABS([.B5]-[.D$2])/ABS([.B4]-[.D$2]))/LOG10(ABS([.B4]-[.D$2])/ABS([.B3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2" table:style-name="ce5">
            <text:p>2.0000000000000000</text:p>
          </table:table-cell>
          <table:table-cell office:value-type="float" office:value="-1.7061430996611391" table:formula="of:=LOG10(ABS([.E5]-[.G$2])/ABS([.E4]-[.G$2]))/LOG10(ABS([.E4]-[.G$2])/ABS([.E3]-[.G$2]))" table:number-columns-spanned="2" table:number-rows-spanned="1" table:style-name="ce12">
            <text:p>-1.7061430996611400</text:p>
          </table:table-cell>
          <table:covered-table-cell/>
          <table:table-cell office:value-type="float" office:value="0.38816551686574002" table:style-name="ce5">
            <text:p>0.3881655168657400</text:p>
          </table:table-cell>
          <table:table-cell office:value-type="float" office:value="1.5209529924777578" table:formula="of:=LOG10(ABS([.H5]-[.J$2])/ABS([.H4]-[.J$2]))/LOG10(ABS([.H4]-[.J$2])/ABS([.H3]-[.J$2]))" table:number-columns-spanned="2" table:number-rows-spanned="1" table:style-name="ce12">
            <text:p>1.5209529924777600</text:p>
          </table:table-cell>
          <table:covered-table-cell/>
          <table:table-cell office:value-type="float" office:value="0.15018801364339601" table:style-name="ce5">
            <text:p>0.1501880136433960</text:p>
          </table:table-cell>
          <table:table-cell office:value-type="float" office:value="2.2759713325120234" table:formula="of:=LOG10(ABS([.K5]-[.M$2])/ABS([.K4]-[.M$2]))/LOG10(ABS([.K4]-[.M$2])/ABS([.K3]-[.M$2]))" table:number-columns-spanned="2" table:number-rows-spanned="1" table:style-name="ce12">
            <text:p>2.27597133251202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.125" table:style-name="ce5">
            <text:p>0.1250000000000000</text:p>
          </table:table-cell>
          <table:table-cell office:value-type="float" office:value="1" table:formula="of:=LOG10(ABS([.B6]-[.D$2])/ABS([.B5]-[.D$2]))/LOG10(ABS([.B5]-[.D$2])/ABS([.B4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0.61295662837854903" table:style-name="ce5">
            <text:p>0.6129566283785490</text:p>
          </table:table-cell>
          <table:table-cell office:value-type="float" office:value="0.35548696611305114" table:formula="of:=LOG10(ABS([.E6]-[.G$2])/ABS([.E5]-[.G$2]))/LOG10(ABS([.E5]-[.G$2])/ABS([.E4]-[.G$2]))" table:number-columns-spanned="2" table:number-rows-spanned="1" table:style-name="ce12">
            <text:p>0.3554869661130510</text:p>
          </table:table-cell>
          <table:covered-table-cell/>
          <table:table-cell office:value-type="float" office:value="9.2030345945663006E-2" table:style-name="ce5">
            <text:p>0.0920303459456630</text:p>
          </table:table-cell>
          <table:table-cell office:value-type="float" office:value="1.7563356752591011" table:formula="of:=LOG10(ABS([.H6]-[.J$2])/ABS([.H5]-[.J$2]))/LOG10(ABS([.H5]-[.J$2])/ABS([.H4]-[.J$2]))" table:number-columns-spanned="2" table:number-rows-spanned="1" table:style-name="ce12">
            <text:p>1.7563356752591000</text:p>
          </table:table-cell>
          <table:covered-table-cell/>
          <table:table-cell office:value-type="float" office:value="2.0076165148969999E-3" table:style-name="ce5">
            <text:p>0.0020076165148970</text:p>
          </table:table-cell>
          <table:table-cell office:value-type="float" office:value="2.9221150958202324" table:formula="of:=LOG10(ABS([.K6]-[.M$2])/ABS([.K5]-[.M$2]))/LOG10(ABS([.K5]-[.M$2])/ABS([.K4]-[.M$2]))" table:number-columns-spanned="2" table:number-rows-spanned="1" table:style-name="ce12">
            <text:p>2.92211509582023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-6.25E-2" table:style-name="ce5">
            <text:p>-0.0625000000000000</text:p>
          </table:table-cell>
          <table:table-cell office:value-type="float" office:value="1" table:formula="of:=LOG10(ABS([.B7]-[.D$2])/ABS([.B6]-[.D$2]))/LOG10(ABS([.B6]-[.D$2])/ABS([.B5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0.402579402671492" table:style-name="ce5">
            <text:p>0.4025794026714920</text:p>
          </table:table-cell>
          <table:table-cell office:value-type="float" office:value="2.6017298739611898" table:formula="of:=LOG10(ABS([.E7]-[.G$2])/ABS([.E6]-[.G$2]))/LOG10(ABS([.E6]-[.G$2])/ABS([.E5]-[.G$2]))" table:number-columns-spanned="2" table:number-rows-spanned="1" table:style-name="ce12">
            <text:p>2.6017298739611900</text:p>
          </table:table-cell>
          <table:covered-table-cell/>
          <table:table-cell office:value-type="float" office:value="7.3463293261811996E-3" table:style-name="ce5">
            <text:p>0.0073463293261812</text:p>
          </table:table-cell>
          <table:table-cell office:value-type="float" office:value="1.9485291293477536" table:formula="of:=LOG10(ABS([.H7]-[.J$2])/ABS([.H6]-[.J$2]))/LOG10(ABS([.H6]-[.J$2])/ABS([.H5]-[.J$2]))" table:number-columns-spanned="2" table:number-rows-spanned="1" table:style-name="ce12">
            <text:p>1.9485291293477500</text:p>
          </table:table-cell>
          <table:covered-table-cell/>
          <table:table-cell office:value-type="float" office:value="6.7107333999999999E-9" table:style-name="ce5">
            <text:p>0.0000000067107334</text:p>
          </table:table-cell>
          <table:table-cell office:value-type="float" office:value="1.4293092617930736" table:formula="of:=LOG10(ABS([.K7]-[.M$2])/ABS([.K6]-[.M$2]))/LOG10(ABS([.K6]-[.M$2])/ABS([.K5]-[.M$2]))" table:number-columns-spanned="2" table:number-rows-spanned="1" table:style-name="ce12">
            <text:p>1.42930926179307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.125E-2" table:style-name="ce5">
            <text:p>0.0312500000000000</text:p>
          </table:table-cell>
          <table:table-cell office:value-type="float" office:value="1" table:formula="of:=LOG10(ABS([.B8]-[.D$2])/ABS([.B7]-[.D$2]))/LOG10(ABS([.B7]-[.D$2])/ABS([.B6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0.13484424247059101" table:style-name="ce5">
            <text:p>0.1348442424705910</text:p>
          </table:table-cell>
          <table:table-cell office:value-type="float" office:value="1.1690625607810154" table:formula="of:=LOG10(ABS([.E8]-[.G$2])/ABS([.E7]-[.G$2]))/LOG10(ABS([.E7]-[.G$2])/ABS([.E6]-[.G$2]))" table:number-columns-spanned="2" table:number-rows-spanned="1" table:style-name="ce12">
            <text:p>1.1690625607810200</text:p>
          </table:table-cell>
          <table:covered-table-cell/>
          <table:table-cell office:value-type="float" office:value="5.3315920884800002E-5" table:style-name="ce5">
            <text:p>0.0000533159208848</text:p>
          </table:table-cell>
          <table:table-cell office:value-type="float" office:value="1.9975480360091324" table:formula="of:=LOG10(ABS([.H8]-[.J$2])/ABS([.H7]-[.J$2]))/LOG10(ABS([.H7]-[.J$2])/ABS([.H6]-[.J$2]))" table:number-columns-spanned="2" table:number-rows-spanned="1" table:style-name="ce12">
            <text:p>1.9975480360091300</text:p>
          </table:table-cell>
          <table:covered-table-cell/>
          <table:table-cell office:value-type="float" office:value="-9.9999999999999998E-17" table:style-name="ce5">
            <text:p>-0.0000000000000001</text:p>
          </table:table-cell>
          <table:table-cell office:value-type="float" office:value="0" table:formula="of:=LOG10(ABS([.K8]-[.M$2])/ABS([.K7]-[.M$2]))/LOG10(ABS([.K7]-[.M$2])/ABS([.K6]-[.M$2]))" table:number-columns-spanned="2" table:number-rows-spanned="1" table:style-name="ce12">
            <text:p>0.00000000000000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-1.5625E-2" table:style-name="ce5">
            <text:p>-0.0156250000000000</text:p>
          </table:table-cell>
          <table:table-cell office:value-type="float" office:value="1" table:formula="of:=LOG10(ABS([.B9]-[.D$2])/ABS([.B8]-[.D$2]))/LOG10(ABS([.B8]-[.D$2])/ABS([.B7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3.7540954598882001E-2" table:style-name="ce5">
            <text:p>0.0375409545988820</text:p>
          </table:table-cell>
          <table:table-cell office:value-type="float" office:value="1.6718879635985457" table:formula="of:=LOG10(ABS([.E9]-[.G$2])/ABS([.E8]-[.G$2]))/LOG10(ABS([.E8]-[.G$2])/ABS([.E7]-[.G$2]))" table:number-columns-spanned="2" table:number-rows-spanned="1" table:style-name="ce12">
            <text:p>1.6718879635985500</text:p>
          </table:table-cell>
          <table:covered-table-cell/>
          <table:table-cell office:value-type="float" office:value="2.8423347999999999E-9" table:style-name="ce5">
            <text:p>0.0000000028423348</text:p>
          </table:table-cell>
          <table:table-cell office:value-type="float" office:value="0" table:formula="of:=LOG10(ABS([.H9]-[.J$2])/ABS([.H8]-[.J$2]))/LOG10(ABS([.H8]-[.J$2])/ABS([.H7]-[.J$2]))" table:number-columns-spanned="2" table:number-rows-spanned="1" table:style-name="ce12">
            <text:p>#NÚM!</text:p>
          </table:table-cell>
          <table:covered-table-cell/>
          <table:table-cell office:value-type="float" office:value="9.9999999999999998E-17" table:style-name="ce5">
            <text:p>0.0000000000000001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7.8125E-3" table:style-name="ce5">
            <text:p>0.0078125000000000</text:p>
          </table:table-cell>
          <table:table-cell office:value-type="float" office:value="1" table:formula="of:=LOG10(ABS([.B10]-[.D$2])/ABS([.B9]-[.D$2]))/LOG10(ABS([.B9]-[.D$2])/ABS([.B8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4.4265015837714004E-3" table:style-name="ce5">
            <text:p>0.0044265015837714</text:p>
          </table:table-cell>
          <table:table-cell office:value-type="float" office:value="1.5514465348317774" table:formula="of:=LOG10(ABS([.E10]-[.G$2])/ABS([.E9]-[.G$2]))/LOG10(ABS([.E9]-[.G$2])/ABS([.E8]-[.G$2]))" table:number-columns-spanned="2" table:number-rows-spanned="1" table:style-name="ce12">
            <text:p>1.5514465348317800</text:p>
          </table:table-cell>
          <table:covered-table-cell/>
          <table:table-cell office:value-type="float" office:value="0" table:style-name="ce5">
            <text:p>0.0000000000000000</text:p>
          </table:table-cell>
          <table:table-cell office:value-type="float" office:value="0" table:formula="of:=LOG10(ABS([.H10]-[.J$2])/ABS([.H9]-[.J$2]))/LOG10(ABS([.H9]-[.J$2])/ABS([.H8]-[.J$2]))" table:number-columns-spanned="2" table:number-rows-spanned="1" table:style-name="ce12">
            <text:p>#DIV/0!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-3.90625E-3" table:style-name="ce5">
            <text:p>-0.0039062500000000</text:p>
          </table:table-cell>
          <table:table-cell office:value-type="float" office:value="1" table:formula="of:=LOG10(ABS([.B11]-[.D$2])/ABS([.B10]-[.D$2]))/LOG10(ABS([.B10]-[.D$2])/ABS([.B9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1.6055666190410001E-4" table:style-name="ce5">
            <text:p>0.0001605566619041</text:p>
          </table:table-cell>
          <table:table-cell office:value-type="float" office:value="1.6353399839838192" table:formula="of:=LOG10(ABS([.E11]-[.G$2])/ABS([.E10]-[.G$2]))/LOG10(ABS([.E10]-[.G$2])/ABS([.E9]-[.G$2]))" table:number-columns-spanned="2" table:number-rows-spanned="1" table:style-name="ce12">
            <text:p>1.6353399839838200</text:p>
          </table:table-cell>
          <table:covered-table-cell/>
          <table:table-cell office:value-type="float" office:value="0" table:style-name="ce5">
            <text:p>0.00000000000000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1.953125E-3" table:style-name="ce5">
            <text:p>0.0019531250000000</text:p>
          </table:table-cell>
          <table:table-cell office:value-type="float" office:value="1" table:formula="of:=LOG10(ABS([.B12]-[.D$2])/ABS([.B11]-[.D$2]))/LOG10(ABS([.B11]-[.D$2])/ABS([.B10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7.0799763370000002E-7" table:style-name="ce5">
            <text:p>0.0000007079976337</text:p>
          </table:table-cell>
          <table:table-cell office:value-type="float" office:value="1.610814698145167" table:formula="of:=LOG10(ABS([.E12]-[.G$2])/ABS([.E11]-[.G$2]))/LOG10(ABS([.E11]-[.G$2])/ABS([.E10]-[.G$2]))" table:number-columns-spanned="2" table:number-rows-spanned="1" table:style-name="ce12">
            <text:p>1.6108146981451700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-9.765625E-4" table:style-name="ce5">
            <text:p>-0.0009765625000000</text:p>
          </table:table-cell>
          <table:table-cell office:value-type="float" office:value="1" table:formula="of:=LOG10(ABS([.B13]-[.D$2])/ABS([.B12]-[.D$2]))/LOG10(ABS([.B12]-[.D$2])/ABS([.B11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1.136586E-10" table:style-name="ce5">
            <text:p>0.0000000001136586</text:p>
          </table:table-cell>
          <table:table-cell office:value-type="float" office:value="0" table:formula="of:=LOG10(ABS([.E13]-[.G$2])/ABS([.E12]-[.G$2]))/LOG10(ABS([.E12]-[.G$2])/ABS([.E11]-[.G$2]))" table:number-columns-spanned="2" table:number-rows-spanned="1" table:style-name="ce12">
            <text:p>#NÚM!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4.8828125E-4" table:style-name="ce5">
            <text:p>0.0004882812500000</text:p>
          </table:table-cell>
          <table:table-cell office:value-type="float" office:value="1" table:formula="of:=LOG10(ABS([.B14]-[.D$2])/ABS([.B13]-[.D$2]))/LOG10(ABS([.B13]-[.D$2])/ABS([.B12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0" table:style-name="ce5">
            <text:p>0.0000000000000000</text:p>
          </table:table-cell>
          <table:table-cell office:value-type="float" office:value="0" table:formula="of:=LOG10(ABS([.E14]-[.G$2])/ABS([.E13]-[.G$2]))/LOG10(ABS([.E13]-[.G$2])/ABS([.E12]-[.G$2]))" table:number-columns-spanned="2" table:number-rows-spanned="1" table:style-name="ce12">
            <text:p>#DIV/0!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-2.44140625E-4" table:style-name="ce5">
            <text:p>-0.0002441406250000</text:p>
          </table:table-cell>
          <table:table-cell office:value-type="float" office:value="1" table:formula="of:=LOG10(ABS([.B15]-[.D$2])/ABS([.B14]-[.D$2]))/LOG10(ABS([.B14]-[.D$2])/ABS([.B13]-[.D$2]))" table:number-columns-spanned="2" table:number-rows-spanned="1" table:style-name="ce12">
            <text:p>1.0000000000000000</text:p>
          </table:table-cell>
          <table:covered-table-cell/>
          <table:table-cell office:value-type="float" office:value="0" table:style-name="ce5">
            <text:p>0.0000000000000000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.220703125E-4" table:style-name="ce5">
            <text:p>0.0001220703125000</text:p>
          </table:table-cell>
          <table:table-cell office:value-type="float" office:value="1" table:formula="of:=LOG10(ABS([.B16]-[.D$2])/ABS([.B15]-[.D$2]))/LOG10(ABS([.B15]-[.D$2])/ABS([.B14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-6.103515625E-5" table:style-name="ce5">
            <text:p>-0.0000610351562500</text:p>
          </table:table-cell>
          <table:table-cell office:value-type="float" office:value="1" table:formula="of:=LOG10(ABS([.B17]-[.D$2])/ABS([.B16]-[.D$2]))/LOG10(ABS([.B16]-[.D$2])/ABS([.B15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3.0517578125E-5" table:style-name="ce5">
            <text:p>0.0000305175781250</text:p>
          </table:table-cell>
          <table:table-cell office:value-type="float" office:value="1" table:formula="of:=LOG10(ABS([.B18]-[.D$2])/ABS([.B17]-[.D$2]))/LOG10(ABS([.B17]-[.D$2])/ABS([.B16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-1.52587890625E-5" table:style-name="ce5">
            <text:p>-0.0000152587890625</text:p>
          </table:table-cell>
          <table:table-cell office:value-type="float" office:value="0.99999999999054501" table:formula="of:=LOG10(ABS([.B19]-[.D$2])/ABS([.B18]-[.D$2]))/LOG10(ABS([.B18]-[.D$2])/ABS([.B17]-[.D$2]))" table:number-columns-spanned="2" table:number-rows-spanned="1" table:style-name="ce12">
            <text:p>0.999999999990545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7.6293945313000004E-6" table:style-name="ce5">
            <text:p>0.0000076293945313</text:p>
          </table:table-cell>
          <table:table-cell office:value-type="float" office:value="1.0000000000283649" table:formula="of:=LOG10(ABS([.B20]-[.D$2])/ABS([.B19]-[.D$2]))/LOG10(ABS([.B19]-[.D$2])/ABS([.B18]-[.D$2]))" table:number-columns-spanned="2" table:number-rows-spanned="1" table:style-name="ce12">
            <text:p>1.0000000000283600</text:p>
          </table:table-cell>
          <table:covered-table-cell/>
          <table:table-cell table:number-columns-repeated="3" table:style-name="ce5"/>
          <table:table-cell table:number-columns-repeated="8" table:style-name="ce1"/>
          <table:table-cell table:style-name="ce8"/>
          <table:table-cell table:number-columns-repeated="16368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-3.8146972655999998E-6" table:style-name="ce5">
            <text:p>-0.0000038146972656</text:p>
          </table:table-cell>
          <table:table-cell office:value-type="float" office:value="0.99999999998109013" table:formula="of:=LOG10(ABS([.B21]-[.D$2])/ABS([.B20]-[.D$2]))/LOG10(ABS([.B20]-[.D$2])/ABS([.B19]-[.D$2]))" table:number-columns-spanned="2" table:number-rows-spanned="1" table:style-name="ce12">
            <text:p>0.99999999998109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.9073486327999999E-6" table:style-name="ce5">
            <text:p>0.0000019073486328</text:p>
          </table:table-cell>
          <table:table-cell office:value-type="float" office:value="1" table:formula="of:=LOG10(ABS([.B22]-[.D$2])/ABS([.B21]-[.D$2]))/LOG10(ABS([.B21]-[.D$2])/ABS([.B20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-9.5367431639999996E-7" table:style-name="ce5">
            <text:p>-0.0000009536743164</text:p>
          </table:table-cell>
          <table:table-cell office:value-type="float" office:value="1" table:formula="of:=LOG10(ABS([.B23]-[.D$2])/ABS([.B22]-[.D$2]))/LOG10(ABS([.B22]-[.D$2])/ABS([.B21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style-name="ce8"/>
          <table:table-cell table:number-columns-repeated="16376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4.7683715819999998E-7" table:style-name="ce5">
            <text:p>0.0000004768371582</text:p>
          </table:table-cell>
          <table:table-cell office:value-type="float" office:value="1" table:formula="of:=LOG10(ABS([.B24]-[.D$2])/ABS([.B23]-[.D$2]))/LOG10(ABS([.B23]-[.D$2])/ABS([.B22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-2.3841857909999999E-7" table:style-name="ce5">
            <text:p>-0.0000002384185791</text:p>
          </table:table-cell>
          <table:table-cell office:value-type="float" office:value="0.9999999993948897" table:formula="of:=LOG10(ABS([.B25]-[.D$2])/ABS([.B24]-[.D$2]))/LOG10(ABS([.B24]-[.D$2])/ABS([.B23]-[.D$2]))" table:number-columns-spanned="2" table:number-rows-spanned="1" table:style-name="ce12">
            <text:p>0.99999999939489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1.1920928960000001E-7" table:style-name="ce5">
            <text:p>0.0000001192092896</text:p>
          </table:table-cell>
          <table:table-cell office:value-type="float" office:value="1.0000000006051102" table:formula="of:=LOG10(ABS([.B26]-[.D$2])/ABS([.B25]-[.D$2]))/LOG10(ABS([.B25]-[.D$2])/ABS([.B24]-[.D$2]))" table:number-columns-spanned="2" table:number-rows-spanned="1" table:style-name="ce12">
            <text:p>1.00000000060511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-5.9604644800000003E-8" table:style-name="ce5">
            <text:p>-0.0000000596046448</text:p>
          </table:table-cell>
          <table:table-cell office:value-type="float" office:value="1" table:formula="of:=LOG10(ABS([.B27]-[.D$2])/ABS([.B26]-[.D$2]))/LOG10(ABS([.B26]-[.D$2])/ABS([.B25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.9802322400000001E-8" table:style-name="ce5">
            <text:p>0.0000000298023224</text:p>
          </table:table-cell>
          <table:table-cell office:value-type="float" office:value="1" table:formula="of:=LOG10(ABS([.B28]-[.D$2])/ABS([.B27]-[.D$2]))/LOG10(ABS([.B27]-[.D$2])/ABS([.B26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-1.4901161200000001E-8" table:style-name="ce5">
            <text:p>-0.0000000149011612</text:p>
          </table:table-cell>
          <table:table-cell office:value-type="float" office:value="1" table:formula="of:=LOG10(ABS([.B29]-[.D$2])/ABS([.B28]-[.D$2]))/LOG10(ABS([.B28]-[.D$2])/ABS([.B27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7.4505806000000003E-9" table:style-name="ce5">
            <text:p>0.0000000074505806</text:p>
          </table:table-cell>
          <table:table-cell office:value-type="float" office:value="1" table:formula="of:=LOG10(ABS([.B30]-[.D$2])/ABS([.B29]-[.D$2]))/LOG10(ABS([.B29]-[.D$2])/ABS([.B28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-3.7252903000000002E-9" table:style-name="ce5">
            <text:p>-0.0000000037252903</text:p>
          </table:table-cell>
          <table:table-cell office:value-type="float" office:value="1.0000000387270507" table:formula="of:=LOG10(ABS([.B31]-[.D$2])/ABS([.B30]-[.D$2]))/LOG10(ABS([.B30]-[.D$2])/ABS([.B29]-[.D$2]))" table:number-columns-spanned="2" table:number-rows-spanned="1" table:style-name="ce12">
            <text:p>1.00000003872705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1.8626451000000001E-9" table:style-name="ce5">
            <text:p>0.0000000018626451</text:p>
          </table:table-cell>
          <table:table-cell office:value-type="float" office:value="0.99999988381885374" table:formula="of:=LOG10(ABS([.B32]-[.D$2])/ABS([.B31]-[.D$2]))/LOG10(ABS([.B31]-[.D$2])/ABS([.B30]-[.D$2]))" table:number-columns-spanned="2" table:number-rows-spanned="1" table:style-name="ce12">
            <text:p>0.999999883818854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-9.3132260000000005E-10" table:style-name="ce5">
            <text:p>-0.0000000009313226</text:p>
          </table:table-cell>
          <table:table-cell office:value-type="float" office:value="1.000000077454106" table:formula="of:=LOG10(ABS([.B33]-[.D$2])/ABS([.B32]-[.D$2]))/LOG10(ABS([.B32]-[.D$2])/ABS([.B31]-[.D$2]))" table:number-columns-spanned="2" table:number-rows-spanned="1" table:style-name="ce12">
            <text:p>1.0000000774541100</text:p>
          </table:table-cell>
          <table:covered-table-cell/>
          <table:table-cell table:number-columns-repeated="3" table:style-name="ce5"/>
          <table:table-cell table:number-columns-repeated="16377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4.6566130000000002E-10" table:style-name="ce5">
            <text:p>0.0000000004656613</text:p>
          </table:table-cell>
          <table:table-cell office:value-type="float" office:value="1.0000003098164258" table:formula="of:=LOG10(ABS([.B34]-[.D$2])/ABS([.B33]-[.D$2]))/LOG10(ABS([.B33]-[.D$2])/ABS([.B32]-[.D$2]))" table:number-columns-spanned="2" table:number-rows-spanned="1" table:style-name="ce12">
            <text:p>1.00000030981643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-2.328306E-10" table:style-name="ce5">
            <text:p>-0.0000000002328306</text:p>
          </table:table-cell>
          <table:table-cell office:value-type="float" office:value="0.99999969018367019" table:formula="of:=LOG10(ABS([.B35]-[.D$2])/ABS([.B34]-[.D$2]))/LOG10(ABS([.B34]-[.D$2])/ABS([.B33]-[.D$2]))" table:number-columns-spanned="2" table:number-rows-spanned="1" table:style-name="ce12">
            <text:p>0.99999969018367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1.164153E-10" table:style-name="ce5">
            <text:p>0.0000000001164153</text:p>
          </table:table-cell>
          <table:table-cell office:value-type="float" office:value="0.99999876073469629" table:formula="of:=LOG10(ABS([.B36]-[.D$2])/ABS([.B35]-[.D$2]))/LOG10(ABS([.B35]-[.D$2])/ABS([.B34]-[.D$2]))" table:number-columns-spanned="2" table:number-rows-spanned="1" table:style-name="ce12">
            <text:p>0.999998760734696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-5.8207700000000002E-11" table:style-name="ce5">
            <text:p>-0.0000000000582077</text:p>
          </table:table-cell>
          <table:table-cell office:value-type="float" office:value="1.0000037178015833" table:formula="of:=LOG10(ABS([.B37]-[.D$2])/ABS([.B36]-[.D$2]))/LOG10(ABS([.B36]-[.D$2])/ABS([.B35]-[.D$2]))" table:number-columns-spanned="2" table:number-rows-spanned="1" table:style-name="ce12">
            <text:p>1.00000371780158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.9103800000000001E-11" table:style-name="ce5">
            <text:p>0.0000000000291038</text:p>
          </table:table-cell>
          <table:table-cell office:value-type="float" office:value="0.99999752147447085" table:formula="of:=LOG10(ABS([.B38]-[.D$2])/ABS([.B37]-[.D$2]))/LOG10(ABS([.B37]-[.D$2])/ABS([.B36]-[.D$2]))" table:number-columns-spanned="2" table:number-rows-spanned="1" table:style-name="ce12">
            <text:p>0.999997521474471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-1.4551900000000001E-11" table:style-name="ce5">
            <text:p>-0.0000000000145519</text:p>
          </table:table-cell>
          <table:table-cell office:value-type="float" office:value="0.99999008589885963" table:formula="of:=LOG10(ABS([.B39]-[.D$2])/ABS([.B38]-[.D$2]))/LOG10(ABS([.B38]-[.D$2])/ABS([.B37]-[.D$2]))" table:number-columns-spanned="2" table:number-rows-spanned="1" table:style-name="ce12">
            <text:p>0.99999008589886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7.2759999999999993E-12" table:style-name="ce5">
            <text:p>0.0000000000072760</text:p>
          </table:table-cell>
          <table:table-cell office:value-type="float" office:value="1.0000099141994307" table:formula="of:=LOG10(ABS([.B40]-[.D$2])/ABS([.B39]-[.D$2]))/LOG10(ABS([.B39]-[.D$2])/ABS([.B38]-[.D$2]))" table:number-columns-spanned="2" table:number-rows-spanned="1" table:style-name="ce12">
            <text:p>1.00000991419943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-3.6379999999999996E-12" table:style-name="ce5">
            <text:p>-0.0000000000036380</text:p>
          </table:table-cell>
          <table:table-cell office:value-type="float" office:value="1" table:formula="of:=LOG10(ABS([.B41]-[.D$2])/ABS([.B40]-[.D$2]))/LOG10(ABS([.B40]-[.D$2])/ABS([.B39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1.8189999999999998E-12" table:style-name="ce5">
            <text:p>0.0000000000018190</text:p>
          </table:table-cell>
          <table:table-cell office:value-type="float" office:value="1" table:formula="of:=LOG10(ABS([.B42]-[.D$2])/ABS([.B41]-[.D$2]))/LOG10(ABS([.B41]-[.D$2])/ABS([.B40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-9.0949999999999991E-13" table:style-name="ce5">
            <text:p>-0.0000000000009095</text:p>
          </table:table-cell>
          <table:table-cell office:value-type="float" office:value="1.0001586337943087" table:formula="of:=LOG10(ABS([.B43]-[.D$2])/ABS([.B42]-[.D$2]))/LOG10(ABS([.B42]-[.D$2])/ABS([.B41]-[.D$2]))" table:number-columns-spanned="2" table:number-rows-spanned="1" table:style-name="ce12">
            <text:p>1.00015863379431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4.5470000000000002E-13" table:style-name="ce5">
            <text:p>0.0000000000004547</text:p>
          </table:table-cell>
          <table:table-cell office:value-type="float" office:value="0.99952419153728489" table:formula="of:=LOG10(ABS([.B44]-[.D$2])/ABS([.B43]-[.D$2]))/LOG10(ABS([.B43]-[.D$2])/ABS([.B42]-[.D$2]))" table:number-columns-spanned="2" table:number-rows-spanned="1" table:style-name="ce12">
            <text:p>0.999524191537285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-2.2740000000000002E-13" table:style-name="ce5">
            <text:p>-0.0000000000002274</text:p>
          </table:table-cell>
          <table:table-cell office:value-type="float" office:value="1.0003173508273049" table:formula="of:=LOG10(ABS([.B45]-[.D$2])/ABS([.B44]-[.D$2]))/LOG10(ABS([.B44]-[.D$2])/ABS([.B43]-[.D$2]))" table:number-columns-spanned="2" table:number-rows-spanned="1" table:style-name="ce12">
            <text:p>1.0003173508273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1.1370000000000001E-13" table:style-name="ce5">
            <text:p>0.0000000000001137</text:p>
          </table:table-cell>
          <table:table-cell office:value-type="float" office:value="1.001269419387566" table:formula="of:=LOG10(ABS([.B46]-[.D$2])/ABS([.B45]-[.D$2]))/LOG10(ABS([.B45]-[.D$2])/ABS([.B44]-[.D$2]))" table:number-columns-spanned="2" table:number-rows-spanned="1" table:style-name="ce12">
            <text:p>1.00126941938757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float" office:value="-5.6800000000000002E-14" table:style-name="ce5">
            <text:p>-0.0000000000000568</text:p>
          </table:table-cell>
          <table:table-cell office:value-type="float" office:value="0.99873218999503421" table:formula="of:=LOG10(ABS([.B47]-[.D$2])/ABS([.B46]-[.D$2]))/LOG10(ABS([.B46]-[.D$2])/ABS([.B45]-[.D$2]))" table:number-columns-spanned="2" table:number-rows-spanned="1" table:style-name="ce12">
            <text:p>0.998732189995034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.8400000000000001E-14" table:style-name="ce5">
            <text:p>0.0000000000000284</text:p>
          </table:table-cell>
          <table:table-cell office:value-type="float" office:value="1" table:formula="of:=LOG10(ABS([.B48]-[.D$2])/ABS([.B47]-[.D$2]))/LOG10(ABS([.B47]-[.D$2])/ABS([.B46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float" office:value="-1.42E-14" table:style-name="ce5">
            <text:p>-0.0000000000000142</text:p>
          </table:table-cell>
          <table:table-cell office:value-type="float" office:value="1" table:formula="of:=LOG10(ABS([.B49]-[.D$2])/ABS([.B48]-[.D$2]))/LOG10(ABS([.B48]-[.D$2])/ABS([.B47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7.1000000000000002E-15" table:style-name="ce5">
            <text:p>0.0000000000000071</text:p>
          </table:table-cell>
          <table:table-cell office:value-type="float" office:value="0.97982211806236974" table:formula="of:=LOG10(ABS([.B50]-[.D$2])/ABS([.B49]-[.D$2]))/LOG10(ABS([.B49]-[.D$2])/ABS([.B48]-[.D$2]))" table:number-columns-spanned="2" table:number-rows-spanned="1" table:style-name="ce12">
            <text:p>0.97982211806237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float" office:value="-3.6000000000000001E-15" table:style-name="ce5">
            <text:p>-0.0000000000000036</text:p>
          </table:table-cell>
          <table:table-cell office:value-type="float" office:value="1.0205934134019476" table:formula="of:=LOG10(ABS([.B51]-[.D$2])/ABS([.B50]-[.D$2]))/LOG10(ABS([.B50]-[.D$2])/ABS([.B49]-[.D$2]))" table:number-columns-spanned="2" table:number-rows-spanned="1" table:style-name="ce12">
            <text:p>1.02059341340195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1.8000000000000001E-15" table:style-name="ce5">
            <text:p>0.0000000000000018</text:p>
          </table:table-cell>
          <table:table-cell office:value-type="float" office:value="1" table:formula="of:=LOG10(ABS([.B52]-[.D$2])/ABS([.B51]-[.D$2]))/LOG10(ABS([.B51]-[.D$2])/ABS([.B50]-[.D$2]))" table:number-columns-spanned="2" table:number-rows-spanned="1" table:style-name="ce12">
            <text:p>1.00000000000000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-9.0000000000000003E-16" table:style-name="ce5">
            <text:p>-0.0000000000000009</text:p>
          </table:table-cell>
          <table:table-cell office:value-type="float" office:value="1.1699250014423126" table:formula="of:=LOG10(ABS([.B53]-[.D$2])/ABS([.B52]-[.D$2]))/LOG10(ABS([.B52]-[.D$2])/ABS([.B51]-[.D$2]))" table:number-columns-spanned="2" table:number-rows-spanned="1" table:style-name="ce12">
            <text:p>1.169925001442310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float" office:value="3.9999999999999999E-16" table:style-name="ce5">
            <text:p>0.0000000000000004</text:p>
          </table:table-cell>
          <table:table-cell office:value-type="float" office:value="0.85475564567572726" table:formula="of:=LOG10(ABS([.B54]-[.D$2])/ABS([.B53]-[.D$2]))/LOG10(ABS([.B53]-[.D$2])/ABS([.B52]-[.D$2]))" table:number-columns-spanned="2" table:number-rows-spanned="1" table:style-name="ce12">
            <text:p>0.8547556456757270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-2E-16" table:style-name="ce5">
            <text:p>-0.0000000000000002</text:p>
          </table:table-cell>
          <table:table-cell office:value-type="string" table:number-columns-spanned="2" table:number-rows-spanned="1" table:style-name="ce13">
            <text:p>-</text:p>
          </table:table-cell>
          <table:covered-table-cell/>
          <table:table-cell table:number-columns-repeated="3" table:style-name="ce5"/>
          <table:table-cell table:number-columns-repeated="16377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Paulo Katsuyuki</meta:initial-creator>
    <dc:creator>Paulo Katsuyuki</dc:creator>
    <meta:creation-date>2015-06-05T18:19:34Z</meta:creation-date>
    <dc:date>2020-05-31T23:47:31Z</dc:date>
  </office:meta>
</office:document-meta>
</file>